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7c21" officeooo:paragraph-rsid="00177c21"/>
    </style:style>
    <style:style style:name="P2" style:family="paragraph" style:parent-style-name="Standard">
      <style:text-properties officeooo:rsid="001c43dd" officeooo:paragraph-rsid="001c43dd"/>
    </style:style>
    <style:style style:name="P3" style:family="paragraph" style:parent-style-name="Standard">
      <style:text-properties fo:font-weight="bold" officeooo:rsid="001c43dd" officeooo:paragraph-rsid="001c43dd" style:font-weight-asian="bold" style:font-weight-complex="bold"/>
    </style:style>
    <style:style style:name="P4" style:family="paragraph" style:parent-style-name="Standard">
      <style:text-properties fo:font-weight="bold" officeooo:rsid="0020b49e" officeooo:paragraph-rsid="0020b49e" style:font-weight-asian="bold" style:font-weight-complex="bold"/>
    </style:style>
    <style:style style:name="P5" style:family="paragraph" style:parent-style-name="Standard">
      <style:text-properties fo:font-weight="bold" officeooo:rsid="00177c21" officeooo:paragraph-rsid="00177c21" style:font-weight-asian="bold" style:font-weight-complex="bold"/>
    </style:style>
    <style:style style:name="P6" style:family="paragraph" style:parent-style-name="Standard">
      <style:text-properties officeooo:rsid="001dbea1" officeooo:paragraph-rsid="001dbea1"/>
    </style:style>
    <style:style style:name="P7" style:family="paragraph" style:parent-style-name="Standard">
      <style:text-properties officeooo:rsid="001fb087" officeooo:paragraph-rsid="001fb087"/>
    </style:style>
    <style:style style:name="P8" style:family="paragraph" style:parent-style-name="Standard">
      <style:text-properties officeooo:rsid="00207908" officeooo:paragraph-rsid="00207908"/>
    </style:style>
    <style:style style:name="P9" style:family="paragraph" style:parent-style-name="Standard">
      <style:text-properties officeooo:rsid="0020b49e" officeooo:paragraph-rsid="0020b49e"/>
    </style:style>
    <style:style style:name="P10" style:family="paragraph" style:parent-style-name="Standard">
      <style:text-properties fo:font-style="normal" officeooo:rsid="0020b49e" officeooo:paragraph-rsid="0021681a" style:font-style-asian="normal" style:font-style-complex="normal"/>
    </style:style>
    <style:style style:name="P11" style:family="paragraph" style:parent-style-name="Standard">
      <style:text-properties fo:font-style="normal" fo:font-weight="bold" officeooo:rsid="00259da6" officeooo:paragraph-rsid="00259da6" style:font-style-asian="normal" style:font-weight-asian="bold" style:font-style-complex="normal" style:font-weight-complex="bold"/>
    </style:style>
    <style:style style:name="P12" style:family="paragraph" style:parent-style-name="Standard">
      <style:text-properties fo:font-style="normal" fo:font-weight="normal" officeooo:rsid="0022e90a" officeooo:paragraph-rsid="0022e90a" style:font-style-asian="normal" style:font-weight-asian="normal" style:font-style-complex="normal" style:font-weight-complex="normal"/>
    </style:style>
    <style:style style:name="P13" style:family="paragraph" style:parent-style-name="Standard">
      <style:text-properties fo:font-style="normal" fo:font-weight="normal" officeooo:rsid="0025117b" officeooo:paragraph-rsid="0025117b" style:font-style-asian="normal" style:font-weight-asian="normal" style:font-style-complex="normal" style:font-weight-complex="normal"/>
    </style:style>
    <style:style style:name="P14" style:family="paragraph" style:parent-style-name="Standard">
      <style:text-properties style:text-line-through-style="none" style:text-line-through-type="none" fo:font-style="normal" style:text-underline-style="none" fo:font-weight="normal" officeooo:rsid="0022e90a" officeooo:paragraph-rsid="0022e90a" style:font-style-asian="normal" style:font-weight-asian="normal" style:font-style-complex="normal" style:font-weight-complex="normal"/>
    </style:style>
    <style:style style:name="P15" style:family="paragraph" style:parent-style-name="Standard">
      <style:text-properties style:text-line-through-style="none" style:text-line-through-type="none" fo:font-style="normal" style:text-underline-style="none" fo:font-weight="normal" officeooo:rsid="0023254e" officeooo:paragraph-rsid="0023254e" style:font-style-asian="normal" style:font-weight-asian="normal" style:font-style-complex="normal" style:font-weight-complex="normal"/>
    </style:style>
    <style:style style:name="P16" style:family="paragraph" style:parent-style-name="Standard">
      <style:text-properties style:text-line-through-style="none" style:text-line-through-type="none" fo:font-style="normal" style:text-underline-style="none" fo:font-weight="normal" officeooo:rsid="0023254e" officeooo:paragraph-rsid="00259da6" style:font-style-asian="normal" style:font-weight-asian="normal" style:font-style-complex="normal" style:font-weight-complex="normal"/>
    </style:style>
    <style:style style:name="P17" style:family="paragraph" style:parent-style-name="Standard">
      <style:text-properties style:text-line-through-style="none" style:text-line-through-type="none" fo:font-style="normal" style:text-underline-style="none" fo:font-weight="normal" officeooo:rsid="0021681a" officeooo:paragraph-rsid="0021681a" style:font-style-asian="normal" style:font-weight-asian="normal" style:font-style-complex="normal" style:font-weight-complex="normal"/>
    </style:style>
    <style:style style:name="P18" style:family="paragraph" style:parent-style-name="Standard">
      <style:text-properties style:text-line-through-style="none" style:text-line-through-type="none" fo:font-style="normal" style:text-underline-style="none" fo:font-weight="normal" officeooo:rsid="0025117b" officeooo:paragraph-rsid="0025117b" style:font-style-asian="normal" style:font-weight-asian="normal" style:font-style-complex="normal" style:font-weight-complex="normal"/>
    </style:style>
    <style:style style:name="P19" style:family="paragraph" style:parent-style-name="Standard">
      <style:text-properties style:text-line-through-style="none" style:text-line-through-type="none" fo:font-style="normal" style:text-underline-style="none" fo:font-weight="normal" officeooo:rsid="00272665" officeooo:paragraph-rsid="00272665" style:font-style-asian="normal" style:font-weight-asian="normal" style:font-style-complex="normal" style:font-weight-complex="normal"/>
    </style:style>
    <style:style style:name="P20" style:family="paragraph" style:parent-style-name="Standard">
      <style:text-properties style:text-line-through-style="none" style:text-line-through-type="none" fo:font-style="normal" style:text-underline-style="none" fo:font-weight="normal" officeooo:rsid="00284cc5" officeooo:paragraph-rsid="00284cc5" style:font-style-asian="normal" style:font-weight-asian="normal" style:font-style-complex="normal" style:font-weight-complex="normal"/>
    </style:style>
    <style:style style:name="P21" style:family="paragraph" style:parent-style-name="Standard">
      <style:text-properties style:text-line-through-style="none" style:text-line-through-type="none" fo:font-style="normal" style:text-underline-style="none" fo:font-weight="normal" officeooo:rsid="00289867" officeooo:paragraph-rsid="00284cc5" style:font-style-asian="normal" style:font-weight-asian="normal" style:font-style-complex="normal" style:font-weight-complex="normal"/>
    </style:style>
    <style:style style:name="P22" style:family="paragraph" style:parent-style-name="Standard">
      <style:text-properties style:text-line-through-style="none" style:text-line-through-type="none" fo:font-style="normal" style:text-underline-style="none" fo:font-weight="normal" officeooo:rsid="00289867" officeooo:paragraph-rsid="00289867" style:font-style-asian="normal" style:font-weight-asian="normal" style:font-style-complex="normal" style:font-weight-complex="normal"/>
    </style:style>
    <style:style style:name="P23" style:family="paragraph" style:parent-style-name="Standard">
      <style:text-properties style:text-line-through-style="none" style:text-line-through-type="none" fo:font-style="normal" style:text-underline-style="none" fo:font-weight="normal" officeooo:rsid="002a8914" officeooo:paragraph-rsid="002a8914" style:font-style-asian="normal" style:font-weight-asian="normal" style:font-style-complex="normal" style:font-weight-complex="normal"/>
    </style:style>
    <style:style style:name="P24" style:family="paragraph" style:parent-style-name="Standard">
      <style:text-properties style:text-line-through-style="none" style:text-line-through-type="none" fo:font-style="normal" style:text-underline-style="none" fo:font-weight="normal" officeooo:rsid="002c27f9" officeooo:paragraph-rsid="002c27f9" style:font-style-asian="normal" style:font-weight-asian="normal" style:font-style-complex="normal" style:font-weight-complex="normal"/>
    </style:style>
    <style:style style:name="P25" style:family="paragraph" style:parent-style-name="Standard">
      <style:text-properties style:text-line-through-style="none" style:text-line-through-type="none" fo:font-style="normal" style:text-underline-style="none" fo:font-weight="normal" officeooo:rsid="002c27f9" officeooo:paragraph-rsid="002db6b1" style:font-style-asian="normal" style:font-weight-asian="normal" style:font-style-complex="normal" style:font-weight-complex="normal"/>
    </style:style>
    <style:style style:name="P26" style:family="paragraph" style:parent-style-name="Standard">
      <style:text-properties style:text-line-through-style="none" style:text-line-through-type="none" fo:font-style="normal" style:text-underline-style="none" fo:font-weight="normal" officeooo:rsid="002c27f9" officeooo:paragraph-rsid="002fb4cb" style:font-style-asian="normal" style:font-weight-asian="normal" style:font-style-complex="normal" style:font-weight-complex="normal"/>
    </style:style>
    <style:style style:name="P27" style:family="paragraph" style:parent-style-name="Standard">
      <style:text-properties style:text-line-through-style="none" style:text-line-through-type="none" fo:font-style="normal" style:text-underline-style="none" fo:font-weight="normal" officeooo:rsid="002c27f9" officeooo:paragraph-rsid="00317e05" style:font-style-asian="normal" style:font-weight-asian="normal" style:font-style-complex="normal" style:font-weight-complex="normal"/>
    </style:style>
    <style:style style:name="P28" style:family="paragraph" style:parent-style-name="Standard">
      <style:text-properties style:text-line-through-style="none" style:text-line-through-type="none" fo:font-style="normal" style:text-underline-style="none" fo:font-weight="normal" officeooo:rsid="002c27f9" officeooo:paragraph-rsid="0033097c" style:font-style-asian="normal" style:font-weight-asian="normal" style:font-style-complex="normal" style:font-weight-complex="normal"/>
    </style:style>
    <style:style style:name="P29" style:family="paragraph" style:parent-style-name="Standard">
      <style:text-properties style:text-line-through-style="none" style:text-line-through-type="none" fo:font-style="normal" style:text-underline-style="none" fo:font-weight="normal" officeooo:rsid="002c27f9" officeooo:paragraph-rsid="00335e67" style:font-style-asian="normal" style:font-weight-asian="normal" style:font-style-complex="normal" style:font-weight-complex="normal"/>
    </style:style>
    <style:style style:name="P30" style:family="paragraph" style:parent-style-name="Standard">
      <style:text-properties style:text-line-through-style="none" style:text-line-through-type="none" fo:font-style="normal" style:text-underline-style="none" fo:font-weight="normal" officeooo:rsid="002c27f9" officeooo:paragraph-rsid="0034e533" style:font-style-asian="normal" style:font-weight-asian="normal" style:font-style-complex="normal" style:font-weight-complex="normal"/>
    </style:style>
    <style:style style:name="P31" style:family="paragraph" style:parent-style-name="Standard">
      <style:text-properties style:text-line-through-style="none" style:text-line-through-type="none" fo:font-style="normal" style:text-underline-style="none" fo:font-weight="normal" officeooo:rsid="002c27f9" officeooo:paragraph-rsid="0035dd6f" style:font-style-asian="normal" style:font-weight-asian="normal" style:font-style-complex="normal" style:font-weight-complex="normal"/>
    </style:style>
    <style:style style:name="P32" style:family="paragraph" style:parent-style-name="Standard">
      <style:text-properties style:text-line-through-style="none" style:text-line-through-type="none" fo:font-style="normal" style:text-underline-style="none" fo:font-weight="normal" officeooo:rsid="002c27f9" officeooo:paragraph-rsid="00362b73" style:font-style-asian="normal" style:font-weight-asian="normal" style:font-style-complex="normal" style:font-weight-complex="normal"/>
    </style:style>
    <style:style style:name="P33" style:family="paragraph" style:parent-style-name="Standard">
      <style:text-properties style:text-line-through-style="none" style:text-line-through-type="none" fo:font-style="normal" style:text-underline-style="none" fo:font-weight="normal" officeooo:rsid="002c27f9" officeooo:paragraph-rsid="0037d9de" style:font-style-asian="normal" style:font-weight-asian="normal" style:font-style-complex="normal" style:font-weight-complex="normal"/>
    </style:style>
    <style:style style:name="P34" style:family="paragraph" style:parent-style-name="Standard">
      <style:text-properties style:text-line-through-style="none" style:text-line-through-type="none" fo:font-style="normal" style:text-underline-style="none" fo:font-weight="normal" officeooo:rsid="002c27f9" officeooo:paragraph-rsid="0039b45a" style:font-style-asian="normal" style:font-weight-asian="normal" style:font-style-complex="normal" style:font-weight-complex="normal"/>
    </style:style>
    <style:style style:name="P35" style:family="paragraph" style:parent-style-name="Standard">
      <style:text-properties style:text-line-through-style="none" style:text-line-through-type="none" fo:font-style="normal" style:text-underline-style="none" fo:font-weight="normal" officeooo:rsid="002c27f9" officeooo:paragraph-rsid="003b4a82" style:font-style-asian="normal" style:font-weight-asian="normal" style:font-style-complex="normal" style:font-weight-complex="normal"/>
    </style:style>
    <style:style style:name="P36" style:family="paragraph" style:parent-style-name="Standard">
      <style:text-properties style:text-line-through-style="none" style:text-line-through-type="none" fo:font-style="normal" style:text-underline-style="none" fo:font-weight="normal" officeooo:rsid="002c27f9" officeooo:paragraph-rsid="003c4fd6" style:font-style-asian="normal" style:font-weight-asian="normal" style:font-style-complex="normal" style:font-weight-complex="normal"/>
    </style:style>
    <style:style style:name="P37" style:family="paragraph" style:parent-style-name="Standard">
      <style:text-properties style:text-line-through-style="none" style:text-line-through-type="none" fo:font-style="normal" style:text-underline-style="none" fo:font-weight="normal" officeooo:rsid="002c27f9" officeooo:paragraph-rsid="003cd00a" style:font-style-asian="normal" style:font-weight-asian="normal" style:font-style-complex="normal" style:font-weight-complex="normal"/>
    </style:style>
    <style:style style:name="P38" style:family="paragraph" style:parent-style-name="Standard">
      <style:text-properties style:text-line-through-style="none" style:text-line-through-type="none" fo:font-style="normal" style:text-underline-style="none" fo:font-weight="normal" officeooo:rsid="002c27f9" officeooo:paragraph-rsid="003d2dd3" style:font-style-asian="normal" style:font-weight-asian="normal" style:font-style-complex="normal" style:font-weight-complex="normal"/>
    </style:style>
    <style:style style:name="P39" style:family="paragraph" style:parent-style-name="Standard">
      <style:text-properties style:text-line-through-style="none" style:text-line-through-type="none" fo:font-style="normal" style:text-underline-style="none" fo:font-weight="normal" officeooo:rsid="002c27f9" officeooo:paragraph-rsid="003d5706" style:font-style-asian="normal" style:font-weight-asian="normal" style:font-style-complex="normal" style:font-weight-complex="normal"/>
    </style:style>
    <style:style style:name="P40" style:family="paragraph" style:parent-style-name="Standard">
      <style:text-properties style:text-line-through-style="none" style:text-line-through-type="none" fo:font-style="normal" style:text-underline-style="none" fo:font-weight="normal" officeooo:rsid="002c27f9" officeooo:paragraph-rsid="003f8b71" style:font-style-asian="normal" style:font-weight-asian="normal" style:font-style-complex="normal" style:font-weight-complex="normal"/>
    </style:style>
    <style:style style:name="P41" style:family="paragraph" style:parent-style-name="Standard">
      <style:text-properties style:text-line-through-style="none" style:text-line-through-type="none" fo:font-style="normal" style:text-underline-style="none" fo:font-weight="normal" officeooo:rsid="003f8b71" officeooo:paragraph-rsid="003f8b71" style:font-style-asian="normal" style:font-weight-asian="normal" style:font-style-complex="normal" style:font-weight-complex="normal"/>
    </style:style>
    <style:style style:name="P42" style:family="paragraph" style:parent-style-name="Standard">
      <style:text-properties style:text-line-through-style="none" style:text-line-through-type="none" fo:font-style="normal" style:text-underline-style="none" officeooo:rsid="0020b49e" officeooo:paragraph-rsid="0020b49e" style:font-style-asian="normal" style:font-style-complex="normal"/>
    </style:style>
    <style:style style:name="P43" style:family="paragraph" style:parent-style-name="Standard">
      <style:text-properties style:text-line-through-style="none" style:text-line-through-type="none" fo:font-style="normal" style:text-underline-style="none" officeooo:rsid="0020b49e" officeooo:paragraph-rsid="0021681a" style:font-style-asian="normal" style:font-style-complex="normal"/>
    </style:style>
    <style:style style:name="P44" style:family="paragraph" style:parent-style-name="Standard">
      <style:text-properties style:text-line-through-style="none" style:text-line-through-type="none" fo:font-style="normal" style:text-underline-style="none" officeooo:rsid="0021681a" officeooo:paragraph-rsid="0021681a" style:font-style-asian="normal" style:font-style-complex="normal"/>
    </style:style>
    <style:style style:name="P45" style:family="paragraph" style:parent-style-name="Standard">
      <style:text-properties style:text-line-through-style="none" style:text-line-through-type="none" fo:font-style="normal" style:text-underline-style="none" fo:font-weight="bold" officeooo:rsid="0021681a" officeooo:paragraph-rsid="0021681a" style:font-style-asian="normal" style:font-weight-asian="bold" style:font-style-complex="normal" style:font-weight-complex="bold"/>
    </style:style>
    <style:style style:name="P46" style:family="paragraph" style:parent-style-name="Standard">
      <style:text-properties style:text-line-through-style="none" style:text-line-through-type="none" fo:font-style="normal" style:text-underline-style="none" fo:font-weight="bold" officeooo:rsid="0025a59f" officeooo:paragraph-rsid="00259da6" style:font-style-asian="normal" style:font-weight-asian="bold" style:font-style-complex="normal" style:font-weight-complex="bold"/>
    </style:style>
    <style:style style:name="P47" style:family="paragraph" style:parent-style-name="Standard">
      <style:text-properties style:text-line-through-style="none" style:text-line-through-type="none" fo:font-style="normal" style:text-underline-style="none" fo:font-weight="bold" officeooo:rsid="00284cc5" officeooo:paragraph-rsid="00284cc5" style:font-style-asian="normal" style:font-weight-asian="bold" style:font-style-complex="normal" style:font-weight-complex="bold"/>
    </style:style>
    <style:style style:name="P48" style:family="paragraph" style:parent-style-name="Standard">
      <style:text-properties style:text-line-through-style="none" style:text-line-through-type="none" style:text-underline-style="none" officeooo:rsid="00207908" officeooo:paragraph-rsid="00207908"/>
    </style:style>
    <style:style style:name="P49" style:family="paragraph" style:parent-style-name="Standard">
      <style:text-properties style:text-line-through-style="none" style:text-line-through-type="none" fo:font-style="italic" style:text-underline-style="none" fo:font-weight="normal" officeooo:rsid="0022e90a" officeooo:paragraph-rsid="0022e90a" style:font-style-asian="italic" style:font-weight-asian="normal" style:font-style-complex="italic" style:font-weight-complex="normal"/>
    </style:style>
    <style:style style:name="P50" style:family="paragraph" style:parent-style-name="Standard">
      <style:text-properties style:text-line-through-style="none" style:text-line-through-type="none" fo:font-style="italic" style:text-underline-style="none" fo:font-weight="normal" officeooo:rsid="00289867" officeooo:paragraph-rsid="00289867" style:font-style-asian="italic" style:font-weight-asian="normal" style:font-style-complex="italic" style:font-weight-complex="normal"/>
    </style:style>
    <style:style style:name="P51" style:family="paragraph" style:parent-style-name="Standard">
      <style:text-properties style:text-line-through-style="none" style:text-line-through-type="none" fo:font-style="italic" style:text-underline-style="none" fo:font-weight="normal" officeooo:rsid="002c27f9" officeooo:paragraph-rsid="002c27f9" style:font-style-asian="italic" style:font-weight-asian="normal" style:font-style-complex="italic" style:font-weight-complex="normal"/>
    </style:style>
    <style:style style:name="P52" style:family="paragraph" style:parent-style-name="Standard">
      <style:text-properties officeooo:paragraph-rsid="00317e05"/>
    </style:style>
    <style:style style:name="P53" style:family="paragraph" style:parent-style-name="Standard">
      <style:text-properties officeooo:paragraph-rsid="003c4fd6"/>
    </style:style>
    <style:style style:name="P54" style:family="paragraph" style:parent-style-name="Text_20_body">
      <style:text-properties officeooo:rsid="0025117b" officeooo:paragraph-rsid="0025117b"/>
    </style:style>
    <style:style style:name="P55" style:family="paragraph" style:parent-style-name="Text_20_body">
      <style:text-properties officeooo:rsid="00259da6" officeooo:paragraph-rsid="00259da6"/>
    </style:style>
    <style:style style:name="P56" style:family="paragraph" style:parent-style-name="Text_20_body">
      <style:text-properties fo:font-style="normal" officeooo:rsid="00259da6" officeooo:paragraph-rsid="00259da6" style:font-style-asian="normal" style:font-style-complex="normal"/>
    </style:style>
    <style:style style:name="P57" style:family="paragraph" style:parent-style-name="Text_20_body">
      <style:text-properties style:font-name="Liberation Mono" fo:font-style="italic" style:font-style-asian="italic" style:font-style-complex="italic"/>
    </style:style>
    <style:style style:name="P58" style:family="paragraph" style:parent-style-name="Text_20_body">
      <style:text-properties style:font-name="Liberation Mono" fo:font-style="italic" officeooo:rsid="0033097c" officeooo:paragraph-rsid="0033097c" style:font-style-asian="italic" style:font-style-complex="italic"/>
    </style:style>
    <style:style style:name="P59" style:family="paragraph" style:parent-style-name="Text_20_body">
      <style:text-properties style:font-name="Liberation Mono" fo:font-style="normal" officeooo:rsid="0033097c" officeooo:paragraph-rsid="0033097c" style:font-style-asian="normal" style:font-style-complex="normal"/>
    </style:style>
    <style:style style:name="P60" style:family="paragraph" style:parent-style-name="Standard">
      <style:text-properties style:text-line-through-style="none" style:text-line-through-type="none" style:font-name="Liberation Mono" fo:font-style="normal" style:text-underline-style="none" fo:font-weight="bold" officeooo:rsid="003f8b71" officeooo:paragraph-rsid="003f8b71" style:font-style-asian="normal" style:font-weight-asian="bold" style:font-style-complex="normal" style:font-weight-complex="bold"/>
    </style:style>
    <style:style style:name="P61" style:family="paragraph" style:parent-style-name="Standard">
      <style:text-properties style:text-line-through-style="none" style:text-line-through-type="none" style:font-name="Liberation Mono" fo:font-style="normal" style:text-underline-style="none" fo:font-weight="normal" officeooo:rsid="003f8b71" officeooo:paragraph-rsid="003f8b71" style:font-style-asian="normal" style:font-weight-asian="normal" style:font-style-complex="normal" style:font-weight-complex="normal"/>
    </style:style>
    <style:style style:name="P62" style:family="paragraph" style:parent-style-name="Standard">
      <style:text-properties style:text-line-through-style="none" style:text-line-through-type="none" style:font-name="Liberation Mono" fo:font-style="normal" style:text-underline-style="none" fo:font-weight="normal" officeooo:rsid="0040cb59" officeooo:paragraph-rsid="0040cb59" style:font-style-asian="normal" style:font-weight-asian="normal" style:font-style-complex="normal" style:font-weight-complex="normal"/>
    </style:style>
    <style:style style:name="P63" style:family="paragraph" style:parent-style-name="Standard">
      <style:text-properties style:text-line-through-style="none" style:text-line-through-type="none" style:font-name="Liberation Mono" fo:font-style="normal" style:text-underline-style="none" fo:font-weight="normal" officeooo:rsid="0041f8c8" officeooo:paragraph-rsid="0040cb59" style:font-style-asian="normal" style:font-weight-asian="normal" style:font-style-complex="normal" style:font-weight-complex="normal"/>
    </style:style>
    <style:style style:name="P64" style:family="paragraph" style:parent-style-name="Standard">
      <style:text-properties style:text-line-through-style="none" style:text-line-through-type="none" style:font-name="Liberation Mono" fo:font-style="normal" style:text-underline-style="none" fo:font-weight="normal" officeooo:rsid="0041f8c8" officeooo:paragraph-rsid="0041f8c8" style:font-style-asian="normal" style:font-weight-asian="normal" style:font-style-complex="normal" style:font-weight-complex="normal"/>
    </style:style>
    <style:style style:name="P65" style:family="paragraph" style:parent-style-name="Standard">
      <style:text-properties style:text-line-through-style="none" style:text-line-through-type="none" style:font-name="Liberation Mono" fo:font-style="normal" style:text-underline-style="none" fo:font-weight="normal" officeooo:rsid="0041f8c8" officeooo:paragraph-rsid="00422092" style:font-style-asian="normal" style:font-weight-asian="normal" style:font-style-complex="normal" style:font-weight-complex="normal"/>
    </style:style>
    <style:style style:name="P66" style:family="paragraph" style:parent-style-name="Standard">
      <style:text-properties style:text-line-through-style="none" style:text-line-through-type="none" style:font-name="Liberation Mono" fo:font-style="normal" style:text-underline-style="none" fo:font-weight="normal" officeooo:rsid="00422092" officeooo:paragraph-rsid="00422092" style:font-style-asian="normal" style:font-weight-asian="normal" style:font-style-complex="normal" style:font-weight-complex="normal"/>
    </style:style>
    <style:style style:name="P67" style:family="paragraph" style:parent-style-name="Standard">
      <style:text-properties style:text-line-through-style="none" style:text-line-through-type="none" style:font-name="Liberation Mono" fo:font-style="italic" style:text-underline-style="none" fo:font-weight="normal" officeooo:rsid="0040cb59" officeooo:paragraph-rsid="0040cb59" style:font-style-asian="italic" style:font-weight-asian="normal" style:font-style-complex="italic" style:font-weight-complex="normal"/>
    </style:style>
    <style:style style:name="P68" style:family="paragraph" style:parent-style-name="Standard">
      <style:text-properties style:text-line-through-style="none" style:text-line-through-type="none" fo:font-style="normal" style:text-underline-style="none" fo:font-weight="normal" officeooo:rsid="00284cc5" officeooo:paragraph-rsid="00284cc5" style:font-style-asian="normal" style:font-weight-asian="normal" style:font-style-complex="normal" style:font-weight-complex="normal"/>
    </style:style>
    <style:style style:name="P69" style:family="paragraph" style:parent-style-name="Standard">
      <style:text-properties style:text-line-through-style="none" style:text-line-through-type="none" fo:font-style="normal" style:text-underline-style="none" fo:font-weight="normal" officeooo:rsid="0040cb59" officeooo:paragraph-rsid="0040cb59" style:font-style-asian="normal" style:font-weight-asian="normal" style:font-style-complex="normal" style:font-weight-complex="normal"/>
    </style:style>
    <style:style style:name="P70" style:family="paragraph" style:parent-style-name="Standard">
      <style:text-properties style:text-line-through-style="none" style:text-line-through-type="none" fo:font-style="normal" style:text-underline-style="none" fo:font-weight="normal" officeooo:rsid="002c27f9" officeooo:paragraph-rsid="0041f8c8" style:font-style-asian="normal" style:font-weight-asian="normal" style:font-style-complex="normal" style:font-weight-complex="normal"/>
    </style:style>
    <style:style style:name="P7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5117b" style:font-style-asian="italic" style:font-style-complex="italic"/>
    </style:style>
    <style:style style:name="T3" style:family="text">
      <style:text-properties fo:font-style="italic" officeooo:rsid="002c27f9" style:font-style-asian="italic" style:font-style-complex="italic"/>
    </style:style>
    <style:style style:name="T4" style:family="text">
      <style:text-properties fo:font-style="italic" officeooo:rsid="002db6b1" style:font-style-asian="italic" style:font-style-complex="italic"/>
    </style:style>
    <style:style style:name="T5" style:family="text">
      <style:text-properties fo:font-style="italic" officeooo:rsid="002fb4cb" style:font-style-asian="italic" style:font-style-complex="italic"/>
    </style:style>
    <style:style style:name="T6" style:family="text">
      <style:text-properties fo:font-style="italic" officeooo:rsid="00317e05" style:font-style-asian="italic" style:font-style-complex="italic"/>
    </style:style>
    <style:style style:name="T7" style:family="text">
      <style:text-properties fo:font-style="italic" officeooo:rsid="0033097c" style:font-style-asian="italic" style:font-style-complex="italic"/>
    </style:style>
    <style:style style:name="T8" style:family="text">
      <style:text-properties fo:font-style="italic" officeooo:rsid="00335e67" style:font-style-asian="italic" style:font-style-complex="italic"/>
    </style:style>
    <style:style style:name="T9" style:family="text">
      <style:text-properties fo:font-style="italic" officeooo:rsid="0034e533" style:font-style-asian="italic" style:font-style-complex="italic"/>
    </style:style>
    <style:style style:name="T10" style:family="text">
      <style:text-properties fo:font-style="italic" officeooo:rsid="0035dd6f" style:font-style-asian="italic" style:font-style-complex="italic"/>
    </style:style>
    <style:style style:name="T11" style:family="text">
      <style:text-properties fo:font-style="italic" officeooo:rsid="00362b73" style:font-style-asian="italic" style:font-style-complex="italic"/>
    </style:style>
    <style:style style:name="T12" style:family="text">
      <style:text-properties fo:font-style="italic" officeooo:rsid="0037d9de" style:font-style-asian="italic" style:font-style-complex="italic"/>
    </style:style>
    <style:style style:name="T13" style:family="text">
      <style:text-properties fo:font-style="italic" officeooo:rsid="0039b45a" style:font-style-asian="italic" style:font-style-complex="italic"/>
    </style:style>
    <style:style style:name="T14" style:family="text">
      <style:text-properties fo:font-style="italic" officeooo:rsid="003b4a82" style:font-style-asian="italic" style:font-style-complex="italic"/>
    </style:style>
    <style:style style:name="T15" style:family="text">
      <style:text-properties fo:font-style="italic" officeooo:rsid="003c4fd6" style:font-style-asian="italic" style:font-style-complex="italic"/>
    </style:style>
    <style:style style:name="T16" style:family="text">
      <style:text-properties fo:font-style="italic" officeooo:rsid="003cd00a" style:font-style-asian="italic" style:font-style-complex="italic"/>
    </style:style>
    <style:style style:name="T17" style:family="text">
      <style:text-properties fo:font-style="italic" officeooo:rsid="003d2dd3" style:font-style-asian="italic" style:font-style-complex="italic"/>
    </style:style>
    <style:style style:name="T18" style:family="text">
      <style:text-properties fo:font-style="italic" officeooo:rsid="003d5706" style:font-style-asian="italic" style:font-style-complex="italic"/>
    </style:style>
    <style:style style:name="T19" style:family="text">
      <style:text-properties fo:font-style="italic" officeooo:rsid="003e9194" style:font-style-asian="italic" style:font-style-complex="italic"/>
    </style:style>
    <style:style style:name="T20" style:family="text">
      <style:text-properties fo:font-style="italic" officeooo:rsid="0040cb59" style:font-style-asian="italic" style:font-style-complex="italic"/>
    </style:style>
    <style:style style:name="T21" style:family="text">
      <style:text-properties fo:font-style="italic" officeooo:rsid="0041a056" style:font-style-asian="italic" style:font-style-complex="italic"/>
    </style:style>
    <style:style style:name="T22" style:family="text">
      <style:text-properties fo:font-style="italic" officeooo:rsid="0041f8c8" style:font-style-asian="italic" style:font-style-complex="italic"/>
    </style:style>
    <style:style style:name="T23" style:family="text">
      <style:text-properties fo:font-style="italic" fo:font-weight="bold" officeooo:rsid="002db6b1" style:font-style-asian="italic" style:font-weight-asian="bold" style:font-style-complex="italic" style:font-weight-complex="bold"/>
    </style:style>
    <style:style style:name="T24" style:family="text">
      <style:text-properties fo:font-style="italic" fo:font-weight="bold" officeooo:rsid="0034e533" style:font-style-asian="italic" style:font-weight-asian="bold" style:font-style-complex="italic" style:font-weight-complex="bold"/>
    </style:style>
    <style:style style:name="T25" style:family="text">
      <style:text-properties fo:font-style="italic" fo:font-weight="bold" officeooo:rsid="00362b73"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italic" style:text-underline-style="solid" style:text-underline-width="auto" style:text-underline-color="font-color" officeooo:rsid="002db6b1" style:font-style-asian="italic" style:font-style-complex="italic"/>
    </style:style>
    <style:style style:name="T28" style:family="text">
      <style:text-properties officeooo:rsid="00192036"/>
    </style:style>
    <style:style style:name="T29" style:family="text">
      <style:text-properties officeooo:rsid="001c43dd"/>
    </style:style>
    <style:style style:name="T30" style:family="text">
      <style:text-properties officeooo:rsid="00207908"/>
    </style:style>
    <style:style style:name="T31" style:family="text">
      <style:text-properties style:text-line-through-style="none" style:text-line-through-type="none" style:text-underline-style="none"/>
    </style:style>
    <style:style style:name="T32" style:family="text">
      <style:text-properties style:text-line-through-style="none" style:text-line-through-type="none" style:text-underline-style="none" officeooo:rsid="0025a59f"/>
    </style:style>
    <style:style style:name="T33" style:family="text">
      <style:text-properties style:text-line-through-style="none" style:text-line-through-type="none" fo:font-style="italic" style:text-underline-style="none" style:font-style-asian="italic" style:font-style-complex="italic"/>
    </style:style>
    <style:style style:name="T34" style:family="text">
      <style:text-properties style:text-line-through-style="none" style:text-line-through-type="none" fo:font-style="italic" style:text-underline-style="none" officeooo:rsid="0021681a" style:font-style-asian="italic" style:font-style-complex="italic"/>
    </style:style>
    <style:style style:name="T35" style:family="text">
      <style:text-properties style:text-line-through-style="none" style:text-line-through-type="none" fo:font-style="italic" style:text-underline-style="none" fo:font-weight="normal" officeooo:rsid="00317e05" style:font-style-asian="italic" style:font-weight-asian="normal" style:font-style-complex="italic" style:font-weight-complex="normal"/>
    </style:style>
    <style:style style:name="T36" style:family="text">
      <style:text-properties style:text-line-through-style="none" style:text-line-through-type="none" fo:font-style="italic" style:text-underline-style="none" fo:font-weight="normal" officeooo:rsid="003c4fd6" style:font-style-asian="italic" style:font-weight-asian="normal" style:font-style-complex="italic" style:font-weight-complex="normal"/>
    </style:style>
    <style:style style:name="T37" style:family="text">
      <style:text-properties style:text-line-through-style="none" style:text-line-through-type="none" fo:font-style="italic" style:text-underline-style="none" fo:font-weight="normal" officeooo:rsid="002c27f9" style:font-style-asian="italic" style:font-weight-asian="normal" style:font-style-complex="italic" style:font-weight-complex="normal"/>
    </style:style>
    <style:style style:name="T38" style:family="text">
      <style:text-properties style:text-line-through-style="none" style:text-line-through-type="none" fo:font-style="normal" style:text-underline-style="none" style:font-style-asian="normal" style:font-style-complex="normal"/>
    </style:style>
    <style:style style:name="T39" style:family="text">
      <style:text-properties style:text-line-through-style="none" style:text-line-through-type="none" fo:font-style="normal" style:text-underline-style="none" fo:font-weight="normal" officeooo:rsid="00317e05"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003c4fd6" style:font-style-asian="normal" style:font-weight-asian="normal" style:font-style-complex="normal" style:font-weight-complex="normal"/>
    </style:style>
    <style:style style:name="T41" style:family="text">
      <style:text-properties style:text-underline-style="none"/>
    </style:style>
    <style:style style:name="T42" style:family="text">
      <style:text-properties fo:font-style="normal" style:font-style-asian="normal" style:font-style-complex="normal"/>
    </style:style>
    <style:style style:name="T43" style:family="text">
      <style:text-properties fo:font-style="normal" officeooo:rsid="0025117b" style:font-style-asian="normal" style:font-style-complex="normal"/>
    </style:style>
    <style:style style:name="T44" style:family="text">
      <style:text-properties officeooo:rsid="0025117b"/>
    </style:style>
    <style:style style:name="T45" style:family="text">
      <style:text-properties officeooo:rsid="002c27f9"/>
    </style:style>
    <style:style style:name="T46" style:family="text">
      <style:text-properties fo:font-weight="bold" officeooo:rsid="0034e533" style:font-weight-asian="bold" style:font-weight-complex="bold"/>
    </style:style>
    <style:style style:name="T47" style:family="text">
      <style:text-properties fo:font-weight="bold" officeooo:rsid="003cd00a" style:font-weight-asian="bold" style:font-weight-complex="bold"/>
    </style:style>
    <style:style style:name="T48" style:family="text">
      <style:text-properties officeooo:rsid="002db6b1"/>
    </style:style>
    <style:style style:name="T49" style:family="text">
      <style:text-properties officeooo:rsid="002fb4cb"/>
    </style:style>
    <style:style style:name="T50" style:family="text">
      <style:text-properties officeooo:rsid="00317e05"/>
    </style:style>
    <style:style style:name="T51" style:family="text">
      <style:text-properties officeooo:rsid="00335e67"/>
    </style:style>
    <style:style style:name="T52" style:family="text">
      <style:text-properties officeooo:rsid="0034e533"/>
    </style:style>
    <style:style style:name="T53" style:family="text">
      <style:text-properties officeooo:rsid="0035dd6f"/>
    </style:style>
    <style:style style:name="T54" style:family="text">
      <style:text-properties officeooo:rsid="00362b73"/>
    </style:style>
    <style:style style:name="T55" style:family="text">
      <style:text-properties officeooo:rsid="0037d9de"/>
    </style:style>
    <style:style style:name="T56" style:family="text">
      <style:text-properties officeooo:rsid="0039b45a"/>
    </style:style>
    <style:style style:name="T57" style:family="text">
      <style:text-properties officeooo:rsid="003b4a82"/>
    </style:style>
    <style:style style:name="T58" style:family="text">
      <style:text-properties officeooo:rsid="003c4fd6"/>
    </style:style>
    <style:style style:name="T59" style:family="text">
      <style:text-properties officeooo:rsid="003cd00a"/>
    </style:style>
    <style:style style:name="T60" style:family="text">
      <style:text-properties officeooo:rsid="003d2dd3"/>
    </style:style>
    <style:style style:name="T61" style:family="text">
      <style:text-properties officeooo:rsid="003d5706"/>
    </style:style>
    <style:style style:name="T62" style:family="text">
      <style:text-properties officeooo:rsid="0040cb59"/>
    </style:style>
    <style:style style:name="T63" style:family="text">
      <style:text-properties style:font-name="Liberation Mono"/>
    </style:style>
    <style:style style:name="T64" style:family="text">
      <style:text-properties style:font-name="Liberation Mono" fo:font-style="italic" officeooo:rsid="0040cb59" style:font-style-asian="italic" style:font-style-complex="italic"/>
    </style:style>
    <style:style style:name="T65" style:family="text">
      <style:text-properties style:font-name="Liberation Mono" fo:font-style="italic" officeooo:rsid="003c4fd6" style:font-style-asian="italic" style:font-style-complex="italic"/>
    </style:style>
    <style:style style:name="T66" style:family="text">
      <style:text-properties style:font-name="Liberation Mono" fo:font-style="italic" officeooo:rsid="002c27f9" style:font-style-asian="italic" style:font-style-complex="italic"/>
    </style:style>
    <style:style style:name="T67" style:family="text">
      <style:text-properties style:font-name="Liberation Mono" fo:font-style="italic" style:text-underline-style="solid" style:text-underline-width="auto" style:text-underline-color="font-color" officeooo:rsid="0040cb59" style:font-style-asian="italic" style:font-style-complex="italic"/>
    </style:style>
    <style:style style:name="T68" style:family="text">
      <style:text-properties style:font-name="Liberation Mono" style:text-underline-style="solid" style:text-underline-width="auto" style:text-underline-color="font-color"/>
    </style:style>
    <style:style style:name="T69" style:family="text">
      <style:text-properties officeooo:rsid="0041a056"/>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85cm" fo:min-width="12.8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5.159cm" fo:min-width="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Kali Linux notes</text:p>
      <text:p text:style-name="P4">basics (navigating the directory system and command basics.</text:p>
      <text:p text:style-name="P1"><draw:custom-shape text:anchor-type="paragraph" draw:z-index="0" draw:name="Shape1" draw:style-name="gr3" svg:width="0.107cm" svg:height="5.16cm" svg:x="-0.279cm" svg:y="0.372cm"><text:p/><draw:enhanced-geometry svg:viewBox="0 0 21600 21600" draw:type="rectangle" draw:enhanced-path="M 0 0 L 21600 0 21600 21600 0 21600 0 0 Z N"/></draw:custom-shape><draw:line text:anchor-type="paragraph" draw:z-index="2" draw:name="Shape3" draw:style-name="gr1" draw:text-style-name="P71" svg:x1="-0.279cm" svg:y1="0.372cm" svg:x2="17.58cm" svg:y2="0.372cm"><text:p/></draw:line><draw:line text:anchor-type="paragraph" draw:z-index="4" draw:name="Shape5" draw:style-name="gr1" draw:text-style-name="P71" svg:x1="17.581cm" svg:y1="0.372cm" svg:x2="17.713cm" svg:y2="5.717cm"><text:p/></draw:line></text:p>
      <text:p text:style-name="P1">Lesson one: navigating the directories via the terminal:</text:p>
      <text:p text:style-name="P1"><text:s/></text:p>
      <text:p text:style-name="P1">TAB= <text:s/>autocomplete. Hit it twice if there are multiple directories that start with the same letters to <text:tab/>obtain a comprehensive list of these directories.</text:p>
      <text:p text:style-name="P1"/>
      <text:p text:style-name="P1">!! repeat command above</text:p>
      <text:p text:style-name="P1"/>
      <text:p text:style-name="P1"><text:span text:style-name="T28">t</text:span>o fix typos in the shell: used carrot <text:s text:c="2"/>^typo^ fixedtypo^</text:p>
      <text:p text:style-name="P1"/>
      <text:p text:style-name="P1"><draw:custom-shape text:anchor-type="paragraph" draw:z-index="1" draw:name="Shape2" draw:style-name="gr2" svg:width="12.807cm" svg:height="0.186cm" svg:x="-0.279cm" svg:y="0.478cm"><text:p/><draw:enhanced-geometry svg:viewBox="0 0 21600 21600" draw:type="rectangle" draw:enhanced-path="M 0 0 L 21600 0 21600 21600 0 21600 0 0 Z N"/></draw:custom-shape></text:p>
      <text:p text:style-name="P1"><draw:line text:anchor-type="paragraph" draw:z-index="3" draw:name="Shape4" draw:style-name="gr1" draw:text-style-name="P71" svg:x1="12.395cm" svg:y1="0.176cm" svg:x2="17.581cm" svg:y2="0.176cm"><text:p/></draw:line></text:p>
      <text:p text:style-name="P1">cat -concatenate files and show contents to the standard output</text:p>
      <text:p text:style-name="P1"/>
      <text:p text:style-name="P1">cd – change directory <text:span text:style-name="T28">(by itself takes you back to the home dir.</text:span></text:p>
      <text:p text:style-name="P1"/>
      <text:p text:style-name="P1">chmod – change file/directory access permissions</text:p>
      <text:p text:style-name="P1"/>
      <text:p text:style-name="P1"><text:s/>cp – copy files (work in progress)</text:p>
      <text:p text:style-name="P1"/>
      <text:p text:style-name="P1"><text:s/>find = find files with specific properties that match patterns</text:p>
      <text:p text:style-name="P1"/>
      <text:p text:style-name="P1">which [application name] = finds path of application</text:p>
      <text:p text:style-name="P1"/>
      <text:p text:style-name="P1">gre<text:span text:style-name="T29">p</text:span>= select lines in files that match patterns</text:p>
      <text:p text:style-name="P1"/>
      <text:p text:style-name="P1">---help summarised manual</text:p>
      <text:p text:style-name="P1"/>
      <text:p text:style-name="P1">kill – kill a process (stop application running)</text:p>
      <text:p text:style-name="P1"><text:s/></text:p>
      <text:p text:style-name="P1">ls – list files and directories</text:p>
      <text:p text:style-name="P1"/>
      <text:p text:style-name="P1">man [command] displays manual page for a given command</text:p>
      <text:p text:style-name="P1"/>
      <text:p text:style-name="P1">mkdir – make new directory</text:p>
      <text:p text:style-name="P1"/>
      <text:p text:style-name="P1"><text:s/>mv – move files and directories to another location</text:p>
      <text:p text:style-name="P1"/>
      <text:p text:style-name="P1">pwd – confirm/present current directory</text:p>
      <text:p text:style-name="P1"/>
      <text:p text:style-name="P1">touch command create files</text:p>
      <text:p text:style-name="P1"/>
      <text:p text:style-name="P1"><text:s/>rm – remove files <text:s/></text:p>
      <text:p text:style-name="P1"/>
      <text:p text:style-name="P1">rmdir emove directories</text:p>
      <text:p text:style-name="P1"/>
      <text:p text:style-name="P2">updatedb = update database</text:p>
      <text:p text:style-name="P1"><text:s text:c="2"/></text:p>
      <text:p text:style-name="P1">wget – download files from remote servers, HTTP/HTTPS and FTP</text:p>
      <text:p text:style-name="P1"/>
      <text:p text:style-name="P1"><text:soft-page-break/></text:p>
      <text:p text:style-name="P1">There is no need to be in a directory to know the contents of it. We can just write <text:span text:style-name="T1">ls </text:span>and write the path of the directory that we are interested in.</text:p>
      <text:p text:style-name="P1"/>
      <text:p text:style-name="P1">Files and directories beginning with a <text:s/>dot “.” are hidden files/directories.</text:p>
      <text:p text:style-name="P1"/>
      <text:p text:style-name="P1"/>
      <text:p text:style-name="P1"/>
      <text:p text:style-name="P3">File permissions <text:span text:style-name="T30">and the cat and the chmod commands</text:span></text:p>
      <text:p text:style-name="P3"/>
      <text:p text:style-name="P4">(displaying file permissions and what they mean)</text:p>
      <text:p text:style-name="P2">-ls -la to show the file permissions:</text:p>
      <text:p text:style-name="P2"/>
      <text:p text:style-name="P2">-if it starts with a <text:s/>“d” it is a directory, if it starts with a “-” it is a file.</text:p>
      <text:p text:style-name="P2"/>
      <text:p text:style-name="P2">-rwx stands for “ read, write, execute”</text:p>
      <text:p text:style-name="P2"/>
      <text:p text:style-name="P6">For any file the letters are organised in groups of 3. For example, take</text:p>
      <text:p text:style-name="P6"/>
      <text:p text:style-name="P6">drwxr-xr-x</text:p>
      <text:p text:style-name="P6"/>
      <text:p text:style-name="P6">The first group of letters is“rwx”. This first group lists the permissions of the owner of this file (or directory). They have permission to read, write and execute it.</text:p>
      <text:p text:style-name="P6"><text:tab/>The second group of letters is “r-x”. This group of letters lists the permissions of the owners of this file ( as in, they are a group of people that own this file). They ca only read the file and execute it but not write and modify it. (Hence just the R and X).</text:p>
      <text:p text:style-name="P6"><text:tab/>The last group of letters ( r-x) lists the permissions allowed to all other users. In this case, all other users can only read and execute the file.</text:p>
      <text:p text:style-name="P6"/>
      <text:p text:style-name="P4">Changing the file permissions</text:p>
      <text:p text:style-name="P7">For pen testing, we are looking for the file or folder that has all privileges enabled. It is usually found in the /tmp folder.</text:p>
      <text:p text:style-name="P7">The idea is that if we are going to write a script, to run it will need access to the file or folder it is supposed to run for. So before writing the script, we must modify the file permissions of the folder/file that interests us.</text:p>
      <text:p text:style-name="P7"/>
      <text:p text:style-name="P8">If we create a file by writing “echo “hello” &gt; <text:s/>hello.txt” by default the file permissions are just the “read and write” but not execute<text:span text:style-name="T41"> -</text:span><text:span text:style-name="T31">rw--r--r –</text:span></text:p>
      <text:p text:style-name="P48"/>
      <text:p text:style-name="P48">We can use the “cat” command to read the file (it just reads “hello”)</text:p>
      <text:p text:style-name="P48"/>
      <text:p text:style-name="P9"><text:span text:style-name="T31">To change the file permissions we use the coomand </text:span><text:span text:style-name="T33"><text:s/>chmod</text:span><text:span text:style-name="T38">.</text:span></text:p>
      <text:p text:style-name="P9"><text:span text:style-name="T38">If we wanted to read write an execute it we would write </text:span><text:span text:style-name="T33">chmod +rwx </text:span><text:span text:style-name="T34">[name of file you want to change permissions of]</text:span></text:p>
      <text:p text:style-name="P10"><text:span text:style-name="T31">If we just wanted to execute it we would write </text:span><text:span text:style-name="T33">chmod +x </text:span><text:span text:style-name="T34">name of file you want to change permissions of]</text:span></text:p>
      <text:p text:style-name="P42">(similarly if we wanted to write or read it).</text:p>
      <text:p text:style-name="P10"><text:span text:style-name="T31">To have full access across the board, a shortcut would be to write the </text:span><text:span text:style-name="T33">chmod + 777 </text:span><text:span text:style-name="T34">[name of file you want to change permissions of] c</text:span><text:span text:style-name="T31">ommand.</text:span></text:p>
      <text:p text:style-name="P43"/>
      <text:p text:style-name="P44">The file will then be coloured green to show that it has full permissions across the board.</text:p>
      <text:p text:style-name="P44"/>
      <text:p text:style-name="P45"><text:soft-page-break/>Adding users:</text:p>
      <text:p text:style-name="P17"/>
      <text:p text:style-name="P49">Becoming root users and exiting root users</text:p>
      <text:p text:style-name="P14"/>
      <text:p text:style-name="P12"><text:span text:style-name="T31">To enter root user mode write </text:span><text:span text:style-name="T33">“sudo su” </text:span><text:span text:style-name="T31">followed by your password.</text:span></text:p>
      <text:p text:style-name="P12"><text:span text:style-name="T31">To exit root user mode either close the terminal or do </text:span><text:span text:style-name="T33">Ctrl D</text:span></text:p>
      <text:p text:style-name="P49"/>
      <text:p text:style-name="P49"/>
      <text:p text:style-name="P14">adduser = <text:span text:style-name="T1"><text:s/>to add users. Must be run as root.</text:span></text:p>
      <text:p text:style-name="P14"><text:tab/> <text:s text:c="3"/>Write <text:span text:style-name="T1">adduser {name of user} .</text:span> Name of user must be in lower case and with no spaces.</text:p>
      <text:p text:style-name="P14"/>
      <text:p text:style-name="P15">When we create a new user we will be prompted to add in any contact information about this user. We can leave it blank for default settings.</text:p>
      <text:p text:style-name="P15"/>
      <text:p text:style-name="P16">By running as root the command <text:span text:style-name="T1"><text:s/>cat etc/passwd <text:s/></text:span>we can see the list of all the users. This folder is particularly useful if we want to break into a machine. The folder <text:span text:style-name="T1">etc/passwd</text:span> does not show us the passwords (it used to a long time ago but this feature as been changed). Thus, this folder is accessible to all. </text:p>
      <text:p text:style-name="P16">It does give us some information on the users though (like their names and such) and thus this information can be used with something that has ssh or so.</text:p>
      <text:p text:style-name="P14"/>
      <text:p text:style-name="P13"><text:span text:style-name="T31">To switch to user Trista from root use the “</text:span><text:span text:style-name="T33">su Trista</text:span><text:span text:style-name="T31">” command that stands for </text:span><text:span text:style-name="T33">“switch users”.</text:span></text:p>
      <text:p text:style-name="P18">You cannot view or modify the root account’s password from a user acount.</text:p>
      <text:p text:style-name="P18"/>
      <text:p text:style-name="Text_20_body">You can attemp<text:span text:style-name="T44">t to modify the root password by using the </text:span><text:span text:style-name="T2">“sudo</text:span><text:span text:style-name="T43">” command, which stands for </text:span><text:span text:style-name="T2">“super user do”</text:span><text:span text:style-name="T43">. With that, you can use the password from your user account to temporarily perform actions that only the root (or administrator) could do.</text:span></text:p>
      <text:p text:style-name="P54"><text:span text:style-name="T42">If a user is not in the </text:span><text:span text:style-name="T1">“sudoers”</text:span><text:span text:style-name="T42"> file, they will not be granted the permission to use the sudo commands to perform administrator tasks, and their attempt at “breaking in” will be logged and reported to the administrator.</text:span></text:p>
      <text:p text:style-name="P56">In pen testing, you will often have access to an account that has basic privileges (not in the sudoers file) and the goal is to “escalate” up to performing root tasks.</text:p>
      <text:p text:style-name="P55"><text:span text:style-name="T42">Basic accounts are still useful though because you can look at the list of users that have </text:span><text:span text:style-name="T1">“sudo” </text:span><text:span text:style-name="T42"><text:s/>permissions and try to get in to one of their accounts to then escalate to root privileges.</text:span></text:p>
      <text:p text:style-name="P56"/>
      <text:p text:style-name="P43"/>
      <text:p text:style-name="P11"><text:span text:style-name="T32">Common </text:span><text:span text:style-name="T31">Net</text:span><text:span text:style-name="T32">work Commands</text:span></text:p>
      <text:p text:style-name="P46"/>
      <text:p text:style-name="P19">ifconfig <text:s/><text:span text:style-name="T59">= print out network information</text:span></text:p>
      <text:p text:style-name="P19">iwconfig for wireless pen testing <text:span text:style-name="T59">(wireless network information)</text:span></text:p>
      <text:p text:style-name="P19">ping (and the adress that you are trying to talk to )</text:p>
      <text:p text:style-name="P20">arp a+ shows ip adresses it talks to and the machines associates to it. It associates Ip adresses with mac adresses.</text:p>
      <text:p text:style-name="P20"/>
      <text:p text:style-name="P20">Netstat+ shows active connections that are running on the machine.</text:p>
      <text:p text:style-name="P20"/>
      <text:p text:style-name="P20"/>
      <text:p text:style-name="P69">Curl ifconfig.me = immediately shows ip address</text:p>
      <text:p text:style-name="P20"><text:soft-page-break/>It is useful for pen testing to see if a machine is talking with somebody else. (ie who this machine is associated with)If you <text:s/>were to open a fireoc page and then do netstat again you would see in the netstat that <text:s/>the respective port would have ben opened</text:p>
      <text:p text:style-name="P20"/>
      <text:p text:style-name="P20"/>
      <text:p text:style-name="P20">route = will print routing table and tells you where your traffic exits.</text:p>
      <text:p text:style-name="P20"/>
      <text:p text:style-name="P47"/>
      <text:p text:style-name="P47"/>
      <text:p text:style-name="P47">Viewing, creating and editing files (mainly quick text documents)</text:p>
      <text:p text:style-name="P47"/>
      <text:p text:style-name="P21"><text:s/><text:span text:style-name="T1">echo</text:span>= <text:s/>use it to write to a file.</text:p>
      <text:p text:style-name="P22">For example, say you have a file called “hey.txt” you can type</text:p>
      <text:p text:style-name="P22"/>
      <text:p text:style-name="P50">echo “hey” . Hey.txt to write “hey” to hey.txt”</text:p>
      <text:p text:style-name="P22"/>
      <text:p text:style-name="P23"/>
      <text:p text:style-name="P50">cat (file name)= prints out to the screen what is in a file.</text:p>
      <text:p text:style-name="P22"/>
      <text:p text:style-name="P23">typing anything else in that file through the terminal line using the command “echo <text:span text:style-name="T45">(insert text) &gt; {insert file name}.txt</text:span>” will overwrite the file. To just “add” content to the file (append it) without changing the previously added content we must use <text:span text:style-name="T1">anoth</text:span><text:span text:style-name="T3">er greater than:.</text:span></text:p>
      <text:p text:style-name="P23"><text:s/><text:span text:style-name="T45">Like so:</text:span></text:p>
      <text:p text:style-name="P51">echo “hey again” &gt;&gt; hey.txt</text:p>
      <text:p text:style-name="P24"/>
      <text:p text:style-name="P24">and using cat hey.txt we have:</text:p>
      <text:p text:style-name="P24"/>
      <text:p text:style-name="P24">hey </text:p>
      <text:p text:style-name="P24">hey again</text:p>
      <text:p text:style-name="P24"/>
      <text:p text:style-name="P24">This is useful for creating lists (or a series of commands that you want to send all at once). Useful for creating lists of IPs and gathering information about files.</text:p>
      <text:p text:style-name="P24"/>
      <text:p text:style-name="P24"/>
      <text:p text:style-name="P51">Other ways of creating a file:</text:p>
      <text:p text:style-name="P51"/>
      <text:p text:style-name="P51">touch newfile.txt = <text:span text:style-name="T42"><text:s/>to create a text file called “newfile”.</text:span></text:p>
      <text:p text:style-name="P24"/>
      <text:p text:style-name="P24"><text:s/>Another important command is the <text:span text:style-name="T1">“nano” </text:span><text:s/>command. It is a commandline text editors. Another editor of that type is called “<text:span text:style-name="T1">vim”.</text:span></text:p>
      <text:p text:style-name="P51"/>
      <text:p text:style-name="P24"><text:span text:style-name="T1">Nano </text:span><text:s/>is very useful to create scripts, to create python code and to write and edit shell scripts.</text:p>
      <text:p text:style-name="P24">(hit “Ctrl x” <text:s/>followed by “y” to save the file created in <text:span text:style-name="T1"><text:s/>nano).</text:span></text:p>
      <text:p text:style-name="P51"/>
      <text:p text:style-name="P51"/>
      <text:p text:style-name="P25"><text:span text:style-name="Source_20_Text"><text:span text:style-name="T23"/></text:span></text:p>
      <text:p text:style-name="P25"><text:span text:style-name="Source_20_Text"><text:span text:style-name="T23"/></text:span></text:p>
      <text:p text:style-name="P25"><text:span text:style-name="Source_20_Text"><text:span text:style-name="T23"/></text:span></text:p>
      <text:p text:style-name="P25"><text:span text:style-name="Source_20_Text"><text:span text:style-name="T23"/></text:span></text:p>
      <text:p text:style-name="P25"><text:span text:style-name="Source_20_Text"><text:span text:style-name="T23"/></text:span></text:p>
      <text:p text:style-name="P25"><text:span text:style-name="Source_20_Text"><text:span text:style-name="T23"/></text:span></text:p>
      <text:p text:style-name="P25"><text:span text:style-name="Source_20_Text"><text:span text:style-name="T23"/></text:span></text:p>
      <text:p text:style-name="P25"><text:soft-page-break/><text:span text:style-name="Source_20_Text"><text:span text:style-name="T23">Starting and stopping Kali Services </text:span></text:span><text:span text:style-name="Source_20_Text"><text:span text:style-name="T24">(these commands must either run on root or used sudo)</text:span></text:span></text:p>
      <text:p text:style-name="P25"><text:span text:style-name="Source_20_Text"><text:span text:style-name="T4">What services you need running on boot</text:span></text:span></text:p>
      <text:p text:style-name="P25"><text:span text:style-name="Source_20_Text"><text:span text:style-name="T48">Commands we are going to learn:</text:span></text:span></text:p>
      <text:p text:style-name="P25"><text:span text:style-name="Source_20_Text"/></text:p>
      <text:p text:style-name="P25"><text:span text:style-name="Source_20_Text"/></text:p>
      <text:p text:style-name="P25"><text:span text:style-name="Source_20_Text">-</text:span><text:span text:style-name="Source_20_Text"><text:span text:style-name="T48">services = deals with services, allow us to start and stop <text:s text:c="2"/><text:tab/><text:tab/><text:tab/> <text:s text:c="2"/>services on the fly</text:span></text:span></text:p>
      <text:p text:style-name="P25"><text:span text:style-name="Source_20_Text"/></text:p>
      <text:p text:style-name="P25"><text:span text:style-name="Source_20_Text">-</text:span><text:span text:style-name="Source_20_Text"><text:span text:style-name="T48">systemctl= (allows us to enable or disable services so that they load or do not load on boot)</text:span></text:span></text:p>
      <text:p text:style-name="P25"><text:span text:style-name="Source_20_Text"/></text:p>
      <text:p text:style-name="P25"><text:span text:style-name="Source_20_Text"><text:span text:style-name="T48">services can be a web server, or ssh </text:span></text:span><text:span text:style-name="Source_20_Text"><text:span text:style-name="T52">(cryptographic network protocol, stands for “secure shell”)</text:span></text:span><text:span text:style-name="Source_20_Text"><text:span text:style-name="T48">, or a Sql database.</text:span></text:span></text:p>
      <text:p text:style-name="P25"><text:span text:style-name="Source_20_Text"/></text:p>
      <text:p text:style-name="P25"><text:span text:style-name="Source_20_Text"><text:tab/></text:span><text:span text:style-name="Source_20_Text"><text:span text:style-name="T26"> </text:span></text:span><text:span text:style-name="Source_20_Text"><text:span text:style-name="T27">A proof of concept</text:span></text:span></text:p>
      <text:p text:style-name="P25"><text:span text:style-name="Source_20_Text"><text:span text:style-name="T48">Suppose that you type: ifconfig, grab your ip address, and paste it into the search bar of a browser. The browser will display a connection error. This is expected, because we are not running a server</text:span></text:span></text:p>
      <text:p text:style-name="P25"><text:span text:style-name="Source_20_Text"/></text:p>
      <text:p text:style-name="P25"><text:span text:style-name="Source_20_Text"><text:span text:style-name="T48">So no, in the terminal line, write </text:span></text:span><text:span text:style-name="Source_20_Text"><text:span text:style-name="T4">“service apache2 start”</text:span></text:span></text:p>
      <text:p text:style-name="P25"><text:span text:style-name="Source_20_Text"><text:span text:style-name="T4"><text:s/>a</text:span></text:span><text:span text:style-name="Source_20_Text"><text:span text:style-name="T48">nd reload the page again.</text:span></text:span></text:p>
      <text:p text:style-name="P25"><text:span text:style-name="Source_20_Text"/></text:p>
      <text:p text:style-name="P25"><text:span text:style-name="Source_20_Text"><text:span text:style-name="T48">Now the page will connect to the Apache2 Debian default page</text:span></text:span></text:p>
      <text:p text:style-name="P25"><text:span text:style-name="Source_20_Text"/></text:p>
      <text:p text:style-name="P26"><text:span text:style-name="Source_20_Text"><text:span text:style-name="T49">This service did not by default start on boot which is why we had to manually start up the service if we want to run a web page.</text:span></text:span></text:p>
      <text:p text:style-name="P26"><text:span text:style-name="Source_20_Text"/></text:p>
      <text:p text:style-name="P26"><text:span text:style-name="Source_20_Text"><text:span text:style-name="T49">At the beginning of the page, it says that if we want to modify this web page, we need to </text:span></text:span><text:span text:style-name="Source_20_Text"><text:span text:style-name="T5">replace this file (located at var/www/htm/index.htm) beore continuing to operate this HTTP server.</text:span></text:span></text:p>
      <text:p text:style-name="P26"><text:span text:style-name="Source_20_Text"/></text:p>
      <text:p text:style-name="P26"><text:span text:style-name="Source_20_Text"/></text:p>
      <text:p text:style-name="P26"><text:span text:style-name="Source_20_Text"><text:span text:style-name="T49">So we do that. With (nautilus) go to <text:s/>“</text:span></text:span><text:span text:style-name="Source_20_Text"><text:span text:style-name="T5">other locations” </text:span></text:span><text:span text:style-name="Source_20_Text"><text:span text:style-name="T49"><text:s/>or </text:span></text:span><text:span text:style-name="Source_20_Text"><text:span text:style-name="T5">file system”, </text:span></text:span><text:span text:style-name="Source_20_Text"><text:span text:style-name="T49">click </text:span></text:span><text:span text:style-name="Source_20_Text"><text:span text:style-name="T5">on the “Var” </text:span></text:span><text:span text:style-name="Source_20_Text"><text:span text:style-name="T49">folder, then the “</text:span></text:span><text:span text:style-name="Source_20_Text"><text:span text:style-name="T5">wwww” </text:span></text:span><text:span text:style-name="Source_20_Text"><text:span text:style-name="T49">folder and then the html folder.</text:span></text:span></text:p>
      <text:p text:style-name="P26"><text:span text:style-name="Source_20_Text"/></text:p>
      <text:p text:style-name="P27"><text:span text:style-name="Source_20_Text"><text:span text:style-name="T50">We see that the “</text:span></text:span><text:span text:style-name="Source_20_Text"><text:span text:style-name="T6">index.html”</text:span></text:span><text:span text:style-name="Source_20_Text"><text:span text:style-name="T50"> page is here, so if we wanted to host a malicious web page and have it point back to us, modifying this folder is one way to do this.</text:span></text:span></text:p>
      <text:p text:style-name="P27"><text:span text:style-name="Source_20_Text"/></text:p>
      <text:p text:style-name="P27"><text:span text:style-name="Source_20_Text"><text:span text:style-name="T50">This is also useful if we had a file or a folder that we wanted to transfer to another computer (regardless if malicious or not). We could host that file here, and then access it through another device.</text:span></text:span></text:p>
      <text:p text:style-name="P27"><text:span text:style-name="Source_20_Text"/></text:p>
      <text:p text:style-name="P27"><text:span text:style-name="Source_20_Text"/></text:p>
      <text:p text:style-name="P27"><text:span text:style-name="Source_20_Text"><text:span text:style-name="T50">But there is an easier way to do this.</text:span></text:span></text:p>
      <text:p text:style-name="P25"><text:span text:style-name="Source_20_Text"/></text:p>
      <text:p text:style-name="P27"><text:span text:style-name="Source_20_Text"><text:span text:style-name="T50">We can spin up a web server! Suppose we wanted to upload </text:span></text:span><text:span text:style-name="Source_20_Text"><text:span text:style-name="T6">“hello.txt”.</text:span></text:span></text:p>
      <text:p text:style-name="P27"><text:soft-page-break/><text:span text:style-name="Source_20_Text"><text:span text:style-name="T6"/></text:span></text:p>
      <text:p text:style-name="P27"><text:span text:style-name="Source_20_Text"><text:span text:style-name="T50">We use the following command:</text:span></text:span></text:p>
      <text:p text:style-name="P27"><text:span text:style-name="Source_20_Text"><text:span text:style-name="T6">python -m </text:span></text:span><text:span text:style-name="Source_20_Text"><text:span text:style-name="T7">SimpleHHTPServer 8080</text:span></text:span></text:p>
      <text:p text:style-name="P28"><text:span text:style-name="Source_20_Text"><text:span text:style-name="T7"><text:s/><text:tab/><text:tab/></text:span></text:span></text:p>
      <text:p text:style-name="P28"><text:span text:style-name="Source_20_Text"><text:span text:style-name="T7"/></text:span></text:p>
      <text:p text:style-name="P27"><text:span text:style-name="Source_20_Text"><text:span text:style-name="T6"><text:s/></text:span></text:span></text:p>
      <text:p text:style-name="P52"><text:span text:style-name="Source_20_Text"><text:span text:style-name="T39">The “m</text:span></text:span><text:span text:style-name="Source_20_Text"><text:span text:style-name="T35">” </text:span></text:span><text:span text:style-name="Source_20_Text"><text:span text:style-name="T39"><text:s/>is for </text:span></text:span><text:span text:style-name="Source_20_Text"><text:span text:style-name="T35">“module”. </text:span></text:span><text:span text:style-name="Source_20_Text"><text:span text:style-name="T39">A </text:span></text:span><text:span text:style-name="Source_20_Text"><text:span text:style-name="T35">module</text:span></text:span><text:span text:style-name="Source_20_Text"><text:span text:style-name="T39"> in python is an</text:span></text:span><text:span text:style-name="Source_20_Text">A module is a Python object with arbitrarily named attributes that you can bind and reference.</text:span></text:p>
      <text:p text:style-name="P57">Simply, a module is a file consisting of Python code. A module can define functions, classes and variables. A module can also include runnable code.</text:p>
      <text:p text:style-name="P58">8080<text:span text:style-name="T42"> is the port. Usually use port 80, but this port is already in use by the apache server</text:span></text:p>
      <text:p text:style-name="P59">Once the terminal displays that the port has been served, copy and paste your ip address along with :8080 (your port) to the web browser</text:p>
      <text:p text:style-name="P59"/>
      <text:p text:style-name="P59">And we can see a list of all the files on our home directory that we can navigate. For example, by clicking on “documents” we can have access to the “hello.txt” folder we created earlier.</text:p>
      <text:p text:style-name="P27"><text:span text:style-name="Source_20_Text"/></text:p>
      <text:p text:style-name="P29"><text:span text:style-name="Source_20_Text"><text:span text:style-name="T51">This method is useful because we do not need to put anything in the var folder.</text:span></text:span></text:p>
      <text:p text:style-name="P29"><text:span text:style-name="Source_20_Text"><text:span text:style-name="T8">If you want to access a particular directory through the server, be sure to run the python code in the directory that interests you.</text:span></text:span></text:p>
      <text:p text:style-name="P29"><text:span text:style-name="Source_20_Text"><text:span text:style-name="T8">So if you want to access donwloads, be sure to cd <text:s/>to downloads before running the pyhton <text:s/>module.</text:span></text:span></text:p>
      <text:p text:style-name="P29"><text:span text:style-name="Source_20_Text"><text:span text:style-name="T8"/></text:span></text:p>
      <text:p text:style-name="P29"><text:span text:style-name="Source_20_Text"><text:span text:style-name="T51">IF we want to stop the server, all we need to do is write </text:span></text:span><text:span text:style-name="Source_20_Text"><text:span text:style-name="T8">“service apache2 stop”</text:span></text:span></text:p>
      <text:p text:style-name="P29"><text:span text:style-name="Source_20_Text"><text:s/></text:span><text:span text:style-name="Source_20_Text"><text:span text:style-name="T51">and we can go back and refresh the web page. It will again display a connection error because the web server service has been stopped.</text:span></text:span></text:p>
      <text:p text:style-name="P29"><text:span text:style-name="Source_20_Text"/></text:p>
      <text:p text:style-name="P30"><text:span text:style-name="Source_20_Text"><text:span text:style-name="T46">Starting a service permanently:</text:span></text:span></text:p>
      <text:p text:style-name="P30"><text:span text:style-name="Source_20_Text"><text:span text:style-name="T46"/></text:span></text:p>
      <text:p text:style-name="P30"><text:span text:style-name="Source_20_Text"><text:span text:style-name="T52">The example of the web server (apache 2) service we looked at earlier will be disabled when we reboot a machine. Here we will look at how to enable services that will still be enabled even after a machine is rebooted.</text:span></text:span></text:p>
      <text:p text:style-name="P30"><text:span text:style-name="Source_20_Text"/></text:p>
      <text:p text:style-name="P30"><text:span text:style-name="Source_20_Text"><text:span text:style-name="T52">To keep somehting online the entire time we can use “</text:span></text:span><text:span text:style-name="Source_20_Text"><text:span text:style-name="T9">systemctl”.</text:span></text:span><text:span text:style-name="Source_20_Text"><text:span text:style-name="T52"> Start by typing “</text:span></text:span><text:span text:style-name="Source_20_Text"><text:span text:style-name="T9">systemctl enable” (</text:span></text:span><text:span text:style-name="Source_20_Text"><text:span text:style-name="T52"> or disbale if you want to disable it)</text:span></text:span></text:p>
      <text:p text:style-name="P30"><text:span text:style-name="Source_20_Text"/></text:p>
      <text:p text:style-name="P30"><text:span text:style-name="Source_20_Text"/></text:p>
      <text:p text:style-name="P30"><text:span text:style-name="Source_20_Text"/></text:p>
      <text:p text:style-name="P30"><text:soft-page-break/><text:span text:style-name="Source_20_Text"><text:span text:style-name="T46">Installing things from Github and installing things using the apt-get command (installing and updating tools)</text:span></text:span></text:p>
      <text:p text:style-name="P30"><text:span text:style-name="Source_20_Text"><text:span text:style-name="T46"/></text:span></text:p>
      <text:p text:style-name="P29"><text:span text:style-name="Source_20_Text"/></text:p>
      <text:p text:style-name="P25"><text:span text:style-name="Source_20_Text"><text:s/></text:span><text:span text:style-name="Source_20_Text"><text:span text:style-name="T53">Installing updates </text:span></text:span><text:span text:style-name="Source_20_Text"><text:span text:style-name="T10">“apt-get update &amp;&amp; sudo apt-get upgrade”</text:span></text:span></text:p>
      <text:p text:style-name="P25"><text:span text:style-name="Source_20_Text"><text:span text:style-name="T10"/></text:span></text:p>
      <text:p text:style-name="P31"><text:span text:style-name="Source_20_Text"><text:span text:style-name="T53">What we are doing is looking through packages in repositories and getting updates.</text:span></text:span></text:p>
      <text:p text:style-name="P31"><text:span text:style-name="Source_20_Text"/></text:p>
      <text:p text:style-name="P31"><text:span text:style-name="Source_20_Text"><text:span text:style-name="T53">Next, we need to install git: “</text:span></text:span><text:span text:style-name="Source_20_Text"><text:span text:style-name="T10">apt-get install git”</text:span></text:span></text:p>
      <text:p text:style-name="P31"><text:span text:style-name="Source_20_Text"><text:span text:style-name="T10"/></text:span></text:p>
      <text:p text:style-name="P37"><text:span text:style-name="Source_20_Text"><text:span text:style-name="T16">apt-get install = install a file from the system/Kali server</text:span></text:span></text:p>
      <text:p text:style-name="P37"><text:span text:style-name="Source_20_Text"><text:span text:style-name="T16"/></text:span></text:p>
      <text:p text:style-name="P37"><text:span text:style-name="Source_20_Text"><text:span text:style-name="T16">apt -get install {programme name} = install a program name on the <text:tab/><text:tab/><text:tab/>machine</text:span></text:span></text:p>
      <text:p text:style-name="P37"><text:span text:style-name="Source_20_Text"><text:span text:style-name="T16">apt-purge * programme name = removes everything that has to do <text:tab/><text:tab/><text:tab/><text:tab/><text:tab/><text:tab/><text:tab/>with a <text:s/>certain program</text:span></text:span></text:p>
      <text:p text:style-name="P37"><text:span text:style-name="Source_20_Text"><text:span text:style-name="T16">pip install= run an installer for local files</text:span></text:span></text:p>
      <text:p text:style-name="P31"><text:span text:style-name="Source_20_Text"><text:span text:style-name="T10"/></text:span></text:p>
      <text:p text:style-name="P37"><text:span text:style-name="Source_20_Text"><text:span text:style-name="T16">git clone = clone a github repository (this is a plugin and does not come preinstalled on most linux distros)</text:span></text:span></text:p>
      <text:p text:style-name="P32"><text:span text:style-name="Source_20_Text"><text:span text:style-name="T11"/></text:span></text:p>
      <text:p text:style-name="P32"><text:span text:style-name="Source_20_Text"><text:span text:style-name="T11"/></text:span></text:p>
      <text:p text:style-name="P37"><text:span text:style-name="Source_20_Text"><text:span text:style-name="T47">Important Directories/files in Linux:</text:span></text:span></text:p>
      <text:p text:style-name="P37"><text:span text:style-name="Source_20_Text"><text:span text:style-name="T16">etc/passwd = a file that stores all the users in the system</text:span></text:span></text:p>
      <text:p text:style-name="P37"><text:span text:style-name="Source_20_Text"><text:span text:style-name="T16">etcshadow = stores all of the passwords in the system</text:span></text:span></text:p>
      <text:p text:style-name="P37"><text:span text:style-name="Source_20_Text"><text:span text:style-name="T16">var/log/auth.log = authentication ports</text:span></text:span></text:p>
      <text:p text:style-name="P32"><text:span text:style-name="Source_20_Text"><text:span text:style-name="T25">Scripting with Bash</text:span></text:span></text:p>
      <text:p text:style-name="P32"><text:span text:style-name="Source_20_Text"><text:span text:style-name="T25"/></text:span></text:p>
      <text:p text:style-name="P32"><text:span text:style-name="Source_20_Text"><text:span text:style-name="T54">Useful commands that we will cover this section:</text:span></text:span></text:p>
      <text:p text:style-name="P32"><text:span text:style-name="Source_20_Text"><text:span text:style-name="T11"/></text:span></text:p>
      <text:p text:style-name="P32"><text:span text:style-name="Source_20_Text"><text:span text:style-name="T11">grep, cut, tr,script writing for loops</text:span></text:span></text:p>
      <text:p text:style-name="P32"><text:span text:style-name="Source_20_Text"><text:s/></text:span></text:p>
      <text:p text:style-name="P32"><text:span text:style-name="Source_20_Text"><text:span text:style-name="T54">Main idea:</text:span></text:span></text:p>
      <text:p text:style-name="P32"><text:span text:style-name="Source_20_Text"><text:span text:style-name="T54">The first three that narrow down search results. The main idea is that we will send out a ping, and we will want to gather back information that says that that ping was valid. (essentially we want to know about any computer that responded back to us).</text:span></text:span></text:p>
      <text:p text:style-name="P32"><text:span text:style-name="Source_20_Text"><text:span text:style-name="T54">Use </text:span></text:span><text:span text:style-name="Source_20_Text"><text:span text:style-name="T11">“grep” </text:span></text:span><text:span text:style-name="Source_20_Text"><text:span text:style-name="T54">to identify what a valid, positive ping is, and then we will use “</text:span></text:span><text:span text:style-name="Source_20_Text"><text:span text:style-name="T11">cut”</text:span></text:span><text:span text:style-name="Source_20_Text"><text:span text:style-name="T54">and </text:span></text:span><text:span text:style-name="Source_20_Text"><text:span text:style-name="T11">“tr” </text:span></text:span><text:span text:style-name="Source_20_Text"><text:span text:style-name="T54"><text:s/>to cut out the rest of the (unwanted).results that are not valid.</text:span></text:span></text:p>
      <text:p text:style-name="P32"><text:span text:style-name="Source_20_Text"><text:tab/>When all of this is said and done, we will want to put this information into a script (hence </text:span><text:span text:style-name="Source_20_Text"><text:span text:style-name="T1"><text:s/>script write</text:span></text:span><text:span text:style-name="Source_20_Text">)</text:span></text:p>
      <text:p text:style-name="P32"><text:span text:style-name="Source_20_Text"/></text:p>
      <text:p text:style-name="P32"><text:span text:style-name="Source_20_Text"/></text:p>
      <text:p text:style-name="P32"><text:span text:style-name="Source_20_Text"><text:tab/></text:span><text:span text:style-name="Source_20_Text"><text:span text:style-name="T1">Part 1 : Narrowing down important information </text:span></text:span></text:p>
      <text:p text:style-name="P32"><text:span text:style-name="Source_20_Text"><text:span text:style-name="T1"><text:tab/>(narrowing down a ping result)</text:span></text:span></text:p>
      <text:p text:style-name="P32"><text:span text:style-name="Source_20_Text"><text:span text:style-name="T1"/></text:span></text:p>
      <text:p text:style-name="P32"><text:span text:style-name="Source_20_Text">Firstly, we will cover how to narrow down information: ie, given a block of text, how to filter out all the unneeded information.</text:span></text:p>
      <text:p text:style-name="P32"><text:span text:style-name="Source_20_Text"/></text:p>
      <text:p text:style-name="P32"><text:span text:style-name="Source_20_Text">We start by pinging an IP adress in our system</text:span></text:p>
      <text:p text:style-name="P34"><text:span text:style-name="Source_20_Text">I will ping my IP address: 92.21.106.206</text:span></text:p>
      <text:p text:style-name="P34"><text:soft-page-break/><text:span text:style-name="Source_20_Text">hence write </text:span><text:span text:style-name="Source_20_Text"><text:span text:style-name="T1">ping </text:span></text:span><text:span text:style-name="Source_20_Text">92.21.106.206</text:span></text:p>
      <text:p text:style-name="P32"><text:span text:style-name="Source_20_Text"/></text:p>
      <text:p text:style-name="P32"><text:span text:style-name="Source_20_Text">We get a response (64 bytes, 10 packets transmitted, 10 received, 0 packet loss). We get a response that is unlimited until we hit </text:span><text:span text:style-name="Source_20_Text"><text:span text:style-name="T1">Ctrl C t</text:span></text:span><text:span text:style-name="Source_20_Text">o stop the pinging process.</text:span></text:p>
      <text:p text:style-name="P32"><text:span text:style-name="Source_20_Text"/></text:p>
      <text:p text:style-name="P34"><text:span text:style-name="Source_20_Text">To send only one packet to see if the Ip is “alive” or not, we can <text:s/>write </text:span><text:span text:style-name="Source_20_Text"><text:span text:style-name="T1">ping </text:span></text:span><text:span text:style-name="Source_20_Text">92.21.106.206</text:span><text:span text:style-name="Source_20_Text"><text:span text:style-name="T1">-c 1</text:span></text:span></text:p>
      <text:p text:style-name="P33"><text:span text:style-name="Source_20_Text"><text:span text:style-name="T1">(“-c” <text:s/></text:span></text:span><text:span text:style-name="Source_20_Text"><text:span text:style-name="T12">s</text:span></text:span><text:span text:style-name="Source_20_Text"><text:span text:style-name="T55">tands for “</text:span></text:span><text:span text:style-name="Source_20_Text"><text:span text:style-name="T12">count” </text:span></text:span><text:span text:style-name="Source_20_Text"><text:span text:style-name="T55"><text:s/>and “</text:span></text:span><text:span text:style-name="Source_20_Text"><text:span text:style-name="T12">1” </text:span></text:span><text:span text:style-name="Source_20_Text"><text:span text:style-name="T55"><text:s/>stands for the one packet that you want to send. To send 10 packets you would write “</text:span></text:span><text:span text:style-name="Source_20_Text"><text:span text:style-name="T12">-c 10”).</text:span></text:span></text:p>
      <text:p text:style-name="P33"><text:span text:style-name="Source_20_Text"><text:span text:style-name="T12"/></text:span></text:p>
      <text:p text:style-name="P33"><text:span text:style-name="Source_20_Text"><text:span text:style-name="T12"/></text:span></text:p>
      <text:p text:style-name="P33"><text:span text:style-name="Source_20_Text"><text:span text:style-name="T12"/></text:span></text:p>
      <text:p text:style-name="P33"><text:span text:style-name="Source_20_Text"><text:span text:style-name="T55">The next step is to put the information gathered by “ping” in a text file called “</text:span></text:span><text:span text:style-name="Source_20_Text"><text:span text:style-name="T12">ip.txt”</text:span></text:span><text:span text:style-name="Source_20_Text"><text:span text:style-name="T55">. We do that using the </text:span></text:span><text:span text:style-name="Source_20_Text"><text:span text:style-name="T12">greater than symbol:</text:span></text:span></text:p>
      <text:p text:style-name="P34"><text:span text:style-name="Source_20_Text"><text:span text:style-name="T1">ping </text:span></text:span><text:span text:style-name="Source_20_Text">92.21.106.206</text:span><text:span text:style-name="Source_20_Text"><text:span text:style-name="T1"> -c 1 </text:span></text:span><text:span text:style-name="Source_20_Text"><text:span text:style-name="T12">&gt; ip.txt</text:span></text:span></text:p>
      <text:p text:style-name="P33"><text:span text:style-name="Source_20_Text"><text:span text:style-name="T12"/></text:span></text:p>
      <text:p text:style-name="P33"><text:span text:style-name="Source_20_Text"><text:span text:style-name="T55">By “cat(ing)” ip.txt we can displayed the stored information:</text:span></text:span></text:p>
      <text:p text:style-name="P33"><text:span text:style-name="Source_20_Text"/></text:p>
      <text:p text:style-name="P33"><text:span text:style-name="Source_20_Text"><text:span text:style-name="T1">PING 92.21.106.206( </text:span></text:span><text:span text:style-name="Source_20_Text"><text:span text:style-name="T20">92. 21.106.206</text:span></text:span><text:span text:style-name="Source_20_Text"><text:span text:style-name="T1">) 56(84) bytes of data.</text:span></text:span></text:p>
      <text:p text:style-name="P33"><text:span text:style-name="Source_20_Text"><text:span text:style-name="T1">64 bytes from 92.21.106.206 icmp_seq=1 ttl=64 time=0.061 ms</text:span></text:span></text:p>
      <text:p text:style-name="P33"><text:span text:style-name="Source_20_Text"><text:span text:style-name="T1"/></text:span></text:p>
      <text:p text:style-name="P33"><text:span text:style-name="Source_20_Text"><text:span text:style-name="T1">--- 92.21.106.206ping statistics ---</text:span></text:span></text:p>
      <text:p text:style-name="P33"><text:span text:style-name="Source_20_Text"><text:span text:style-name="T1">1 packets transmitted, 1 received, 0% packet loss, time 0ms</text:span></text:span></text:p>
      <text:p text:style-name="P33"><text:span text:style-name="Source_20_Text"><text:span text:style-name="T1">rtt min/avg/max/mdev = 0.061/0.061/0.061/0.000 ms</text:span></text:span></text:p>
      <text:p text:style-name="P33"><text:span text:style-name="Source_20_Text"/></text:p>
      <text:p text:style-name="P34"><text:span text:style-name="Source_20_Text"/></text:p>
      <text:p text:style-name="P34"><text:span text:style-name="Source_20_Text"><text:span text:style-name="T56">Now, there is a lot of information displayed here, but we are only interested in extracting the IP address out of this block of text. What we are interested in really, is a returned IP address that has a valid response. ( When we get a valid response back by pinging an IP we see “64 bytes”. If the response was invalid, the terminal would just stay idle after we had just asked it to ping an address). </text:span></text:span></text:p>
      <text:p text:style-name="P34"><text:span text:style-name="Source_20_Text"><text:span text:style-name="T56">Thus, when there is no response back, we will not have 64 bytes show up.</text:span></text:span></text:p>
      <text:p text:style-name="P34"><text:span text:style-name="Source_20_Text"/></text:p>
      <text:p text:style-name="P34"><text:span text:style-name="Source_20_Text"><text:span text:style-name="T56">So, if we are pinging IP address starting from </text:span></text:span><text:span text:style-name="Source_20_Text"><text:span text:style-name="T13">92.21.106.206</text:span></text:span><text:span text:style-name="Source_20_Text"> </text:span><text:span text:style-name="Source_20_Text"><text:span text:style-name="T56">and going all the way up to 150, and seeing who responds back, we need to be able to take the block of texts reported back and narrow it down to just the responsive IP addresses.</text:span></text:span></text:p>
      <text:p text:style-name="P34"><text:span text:style-name="Source_20_Text"><text:span text:style-name="T56">To do this, we will narrow down specifically on this 64 bytes. As (all addresses that return this are considered a “valid”).</text:span></text:span></text:p>
      <text:p text:style-name="P34"><text:span text:style-name="Source_20_Text"/></text:p>
      <text:p text:style-name="P34"><text:span text:style-name="Source_20_Text"><text:span text:style-name="T56">To do this, we will use the “</text:span></text:span><text:span text:style-name="Source_20_Text"><text:span text:style-name="T13">grep” </text:span></text:span><text:span text:style-name="Source_20_Text"><text:span text:style-name="T56">command. </text:span></text:span></text:p>
      <text:p text:style-name="P34"><text:span text:style-name="Source_20_Text"><text:span text:style-name="T13">The grep command looks through for a file and grabs any line that contains the information you specified. It is used to quickly scan text and files and look for documents.</text:span></text:span></text:p>
      <text:p text:style-name="P34"><text:span text:style-name="Source_20_Text"><text:span text:style-name="T13"/></text:span></text:p>
      <text:p text:style-name="P35"><text:span text:style-name="Source_20_Text"><text:span text:style-name="T57">We will use the “</text:span></text:span><text:span text:style-name="Source_20_Text"><text:span text:style-name="T14">grep” </text:span></text:span><text:span text:style-name="Source_20_Text"><text:span text:style-name="T57"><text:s/>comamnd in conjunction with the </text:span></text:span><text:span text:style-name="Source_20_Text"><text:span text:style-name="T14">pipe “|” command.</text:span></text:span></text:p>
      <text:p text:style-name="P35"><text:soft-page-break/><text:span text:style-name="Source_20_Text"><text:span text:style-name="T57">The pipe command is just a tool that combines multiple commands at once.</text:span></text:span></text:p>
      <text:p text:style-name="P35"><text:span text:style-name="Source_20_Text"><text:span text:style-name="T57">In our case we will write:</text:span></text:span></text:p>
      <text:p text:style-name="P35"><text:span text:style-name="Source_20_Text"/></text:p>
      <text:p text:style-name="P35"><text:span text:style-name="Source_20_Text"><text:span text:style-name="T14">cat </text:span></text:span><text:span text:style-name="Source_20_Text"><text:span text:style-name="T12">ip.txt </text:span></text:span><text:span text:style-name="Source_20_Text"><text:span text:style-name="T14">| grep “64 bytes”</text:span></text:span></text:p>
      <text:p text:style-name="P35"><text:span text:style-name="Source_20_Text"><text:span text:style-name="T14"/></text:span></text:p>
      <text:p text:style-name="P35"><text:span text:style-name="Source_20_Text"><text:s/></text:span><text:span text:style-name="Source_20_Text"><text:span text:style-name="T57">We use the “|” command to combine the </text:span></text:span><text:span text:style-name="Source_20_Text"><text:span text:style-name="T14"><text:s/>“grep” </text:span></text:span><text:span text:style-name="Source_20_Text"><text:span text:style-name="T57"><text:s/>and </text:span></text:span><text:span text:style-name="Source_20_Text"><text:span text:style-name="T14">“cat” </text:span></text:span><text:span text:style-name="Source_20_Text"><text:span text:style-name="T57"><text:s/>command on the file “</text:span></text:span><text:span text:style-name="Source_20_Text"><text:span text:style-name="T14">ip.txt”.</text:span></text:span><text:span text:style-name="Source_20_Text"><text:span text:style-name="T57"> We use “</text:span></text:span><text:span text:style-name="Source_20_Text"><text:span text:style-name="T14">grep” </text:span></text:span><text:span text:style-name="Source_20_Text"><text:span text:style-name="T57"><text:s/>to scan the file for any line that contains “</text:span></text:span><text:span text:style-name="Source_20_Text"><text:span text:style-name="T14">64 <text:s/>bytes”.</text:span></text:span></text:p>
      <text:p text:style-name="P35"><text:span text:style-name="Source_20_Text"><text:s/></text:span><text:span text:style-name="Source_20_Text"><text:span text:style-name="T57">The result is:</text:span></text:span></text:p>
      <text:p text:style-name="P35"><text:span text:style-name="Source_20_Text"><text:span text:style-name="T1"/></text:span></text:p>
      <text:p text:style-name="P35"><text:span text:style-name="Source_20_Text"><text:span text:style-name="T1">64 bytes from 92.21.106.206 icmp_seq=1 ttl=64 time=0.061 ms</text:span></text:span></text:p>
      <text:p text:style-name="P35"><text:span text:style-name="Source_20_Text"><text:span text:style-name="T1"/></text:span></text:p>
      <text:p text:style-name="P35"><text:span text:style-name="Source_20_Text"><text:span text:style-name="T57">This is already good, but we still a lot of useless information here that we don’t need. We just need the IP address, and need to eliminate the rest of this text.</text:span></text:span></text:p>
      <text:p text:style-name="P35"><text:span text:style-name="Source_20_Text"/></text:p>
      <text:p text:style-name="P35"><text:span text:style-name="Source_20_Text"><text:span text:style-name="T57">To do this we use another command, called “</text:span></text:span><text:span text:style-name="Source_20_Text"><text:span text:style-name="T14">cut”.<text:tab/></text:span></text:span></text:p>
      <text:p text:style-name="P35"><text:span text:style-name="Source_20_Text"><text:span text:style-name="T14"/></text:span></text:p>
      <text:p text:style-name="P35"><text:span text:style-name="Source_20_Text"><text:span text:style-name="T57">We will add the following command (with a pipe):</text:span></text:span></text:p>
      <text:p text:style-name="P35"><text:span text:style-name="Source_20_Text"><text:span text:style-name="T14"/></text:span></text:p>
      <text:p text:style-name="P35"><text:span text:style-name="Source_20_Text"><text:span text:style-name="T14">cut -d “ “ -f 4</text:span></text:span></text:p>
      <text:p text:style-name="P35"><text:span text:style-name="Source_20_Text"><text:span text:style-name="T1"/></text:span></text:p>
      <text:p text:style-name="P35"><text:span text:style-name="Source_20_Text"><text:s/></text:span><text:span text:style-name="Source_20_Text"><text:span text:style-name="T57">Here “-d” is a delimeter. It describes what we will be cutting.</text:span></text:span></text:p>
      <text:p text:style-name="P35"><text:span text:style-name="Source_20_Text"><text:span text:style-name="T57">We will be cutting spaces out, hence the ““ <text:s/>“” after the “-d”</text:span></text:span></text:p>
      <text:p text:style-name="P35"><text:span text:style-name="Source_20_Text"><text:span text:style-name="T57">This means that given the line:</text:span></text:span></text:p>
      <text:p text:style-name="P35"><text:span text:style-name="Source_20_Text"><text:span text:style-name="T1"/></text:span></text:p>
      <text:p text:style-name="P35"><text:span text:style-name="Source_20_Text"><text:span text:style-name="T1">64 bytes from 92.21.106.206 icmp_seq=1 ttl=64 time=0.061 ms</text:span></text:span></text:p>
      <text:p text:style-name="P35"><text:span text:style-name="Source_20_Text"><text:span text:style-name="T1"/></text:span></text:p>
      <text:p text:style-name="P36"><text:span text:style-name="Source_20_Text"><text:span text:style-name="T58">Applying “</text:span></text:span><text:span text:style-name="Source_20_Text"><text:span text:style-name="T14">cut -d “ “ “ <text:s/></text:span></text:span><text:span text:style-name="Source_20_Text"><text:span text:style-name="T58">will remove all the spaces in between the words.</text:span></text:span></text:p>
      <text:p text:style-name="P36"><text:span text:style-name="Source_20_Text"><text:span text:style-name="T58">Then we give a field (</text:span></text:span><text:span text:style-name="Source_20_Text"><text:span text:style-name="T15">-f). </text:span></text:span><text:span text:style-name="Source_20_Text"><text:span text:style-name="T58">What field do we want to retrieve back from this cut?</text:span></text:span></text:p>
      <text:p text:style-name="P36"><text:span text:style-name="Source_20_Text"><text:span text:style-name="T58">We want field 4 ( as the IP address is the fourth block of characters contained in the line) hence “</text:span></text:span><text:span text:style-name="Source_20_Text"><text:span text:style-name="T15">-f 4”</text:span></text:span></text:p>
      <text:p text:style-name="P36"><text:span text:style-name="Source_20_Text"><text:span text:style-name="T15"><text:s/></text:span></text:span></text:p>
      <text:p text:style-name="P36"><text:span text:style-name="Source_20_Text"><text:span text:style-name="T58">Putting everything together, the command we need to write is:</text:span></text:span></text:p>
      <text:p text:style-name="P35"><text:span text:style-name="Source_20_Text"/></text:p>
      <text:p text:style-name="P35"><text:span text:style-name="Source_20_Text"><text:span text:style-name="T1"/></text:span></text:p>
      <text:p text:style-name="P36"><text:span text:style-name="Source_20_Text"><text:span text:style-name="T14">cat </text:span></text:span><text:span text:style-name="Source_20_Text"><text:span text:style-name="T12">ip.txt </text:span></text:span><text:span text:style-name="Source_20_Text"><text:span text:style-name="T14">| grep “64 bytes” </text:span></text:span><text:span text:style-name="Source_20_Text"><text:span text:style-name="T15">| cut -d “ “ -f 4</text:span></text:span></text:p>
      <text:p text:style-name="P36"><text:span text:style-name="Source_20_Text"><text:span text:style-name="T15"/></text:span></text:p>
      <text:p text:style-name="P36"><text:span text:style-name="Source_20_Text"><text:s/></text:span><text:span text:style-name="Source_20_Text"><text:span text:style-name="T58">and this yields:</text:span></text:span></text:p>
      <text:p text:style-name="P36"><text:span text:style-name="Source_20_Text"/></text:p>
      <text:p text:style-name="P53"><text:span text:style-name="Source_20_Text"><text:span text:style-name="T36">92.21.106.206</text:span></text:span><text:span text:style-name="Source_20_Text"><text:span text:style-name="T37"> </text:span></text:span><text:span text:style-name="Source_20_Text"><text:span text:style-name="T40">which is </text:span></text:span><text:span text:style-name="Source_20_Text"><text:span text:style-name="T36">almost </text:span></text:span><text:span text:style-name="Source_20_Text"><text:span text:style-name="T40"><text:s/>our IP address. Not quite though as it has that colon attached at the end, that we need to get rid of, since we can’t ping our IP address with that.</text:span></text:span></text:p>
      <text:p text:style-name="P53"><text:span text:style-name="Source_20_Text"><text:span text:style-name="T40"/></text:span></text:p>
      <text:p text:style-name="P53"><text:span text:style-name="Source_20_Text"><text:span text:style-name="T40">To get rid of that, we use another command called “</text:span></text:span><text:span text:style-name="Source_20_Text"><text:span text:style-name="T36">tr” </text:span></text:span><text:span text:style-name="Source_20_Text"><text:span text:style-name="T40"><text:s/>which stands for </text:span></text:span><text:span text:style-name="Source_20_Text"><text:span text:style-name="T36">“translate” </text:span></text:span><text:span text:style-name="Source_20_Text"><text:span text:style-name="T40"><text:s/>and combine it with another delimiter to take out the colon. </text:span></text:span></text:p>
      <text:p text:style-name="P53"><text:span text:style-name="Source_20_Text"><text:span text:style-name="T40">The end code is:</text:span></text:span></text:p>
      <text:p text:style-name="P53"><text:span text:style-name="Source_20_Text"><text:span text:style-name="T40"/></text:span></text:p>
      <text:p text:style-name="P36"><text:span text:style-name="Source_20_Text"><text:span text:style-name="T14">cat </text:span></text:span><text:span text:style-name="Source_20_Text"><text:span text:style-name="T12">ip.txt </text:span></text:span><text:span text:style-name="Source_20_Text"><text:span text:style-name="T14">| grep “64 bytes” </text:span></text:span><text:span text:style-name="Source_20_Text"><text:span text:style-name="T15">| cut -d “ “ -f 4 | tr -d “:”</text:span></text:span></text:p>
      <text:p text:style-name="P36"><text:soft-page-break/><text:span text:style-name="Source_20_Text"><text:span text:style-name="T15"/></text:span></text:p>
      <text:p text:style-name="P36"><text:span text:style-name="Source_20_Text"><text:span text:style-name="T15"><text:s/></text:span></text:span></text:p>
      <text:p text:style-name="P36"><text:span text:style-name="Source_20_Text"><text:s/></text:span><text:span text:style-name="Source_20_Text"><text:span text:style-name="T58">and this will yield the ip address: </text:span></text:span><text:span text:style-name="Source_20_Text"><text:span text:style-name="T15">92.21.106.206</text:span></text:span></text:p>
      <text:p text:style-name="P36"><text:span text:style-name="Source_20_Text"><text:span text:style-name="T1"/></text:span></text:p>
      <text:p text:style-name="P37"><text:span text:style-name="Source_20_Text"><text:span text:style-name="T59">We now start to write out a basic script to sweep with this information to sweep Ips.</text:span></text:span></text:p>
      <text:p text:style-name="P37"><text:span text:style-name="Source_20_Text"/></text:p>
      <text:p text:style-name="P37"><text:span text:style-name="Source_20_Text"><text:span text:style-name="T59">So type nano ipsweep.sh</text:span></text:span></text:p>
      <text:p text:style-name="P37"><text:span text:style-name="Source_20_Text"/></text:p>
      <text:p text:style-name="P37"><text:span text:style-name="Source_20_Text"><text:span text:style-name="T59">This is what it looks like:</text:span></text:span></text:p>
      <text:p text:style-name="P37"><text:span text:style-name="Source_20_Text"/></text:p>
      <text:p text:style-name="P37"><text:span text:style-name="Source_20_Text"/></text:p>
      <text:p text:style-name="P37"><text:span text:style-name="Source_20_Text"><text:span text:style-name="T19">#</text:span></text:span><text:span text:style-name="Source_20_Text"><text:span text:style-name="T16">!/bin/bash</text:span></text:span></text:p>
      <text:p text:style-name="P37"><text:span text:style-name="Source_20_Text"><text:span text:style-name="T16"/></text:span></text:p>
      <text:p text:style-name="P37"><text:span text:style-name="Source_20_Text"><text:span text:style-name="T16">for ip in </text:span></text:span><text:span text:style-name="Source_20_Text"><text:span text:style-name="T19">{</text:span></text:span><text:span text:style-name="Source_20_Text"><text:span text:style-name="T16">1..250</text:span></text:span><text:span text:style-name="Source_20_Text"><text:span text:style-name="T19">} ;</text:span></text:span><text:span text:style-name="Source_20_Text"><text:span text:style-name="T16"> do</text:span></text:span></text:p>
      <text:p text:style-name="P37"><text:span text:style-name="Source_20_Text"><text:span text:style-name="T16">ping -c 1 $1.$ip | grep “64 bytes” | cut -d “ “ -f 4 | tr -d “:”&amp;</text:span></text:span></text:p>
      <text:p text:style-name="P37"><text:span text:style-name="Source_20_Text"><text:span text:style-name="T16">done</text:span></text:span></text:p>
      <text:p text:style-name="P37"><text:span text:style-name="Source_20_Text"><text:span text:style-name="T16"/></text:span></text:p>
      <text:p text:style-name="P37"><text:span text:style-name="Source_20_Text"><text:span text:style-name="T59">At the very top we see that it says “bash”. This is the programming language we are writing the script in. If it were python the top would say “py”. But this is bash scripting hence Bash.</text:span></text:span></text:p>
      <text:p text:style-name="P37"><text:span text:style-name="Source_20_Text"/></text:p>
      <text:p text:style-name="P37"><text:span text:style-name="Source_20_Text"><text:span text:style-name="T59">The “</text:span></text:span><text:span text:style-name="Source_20_Text"><text:span text:style-name="T16">.sh” </text:span></text:span><text:span text:style-name="Source_20_Text"><text:span text:style-name="T59"><text:s/>we have called the file ipsweep.sh also indicates that we are running a bash script.</text:span></text:span></text:p>
      <text:p text:style-name="P37"><text:span text:style-name="Source_20_Text"/></text:p>
      <text:p text:style-name="P38"><text:span text:style-name="Source_20_Text"><text:span text:style-name="T16">ping -c 1 $1.$ip | grep “64 bytes” | cut -d “ “ -f 4 | tr -d “:”&amp;</text:span></text:span></text:p>
      <text:p text:style-name="P38"><text:span text:style-name="Source_20_Text"><text:span text:style-name="T16"/></text:span></text:p>
      <text:p text:style-name="P38"><text:span text:style-name="Source_20_Text"><text:span text:style-name="T60">This line says that we are going to ping an ip address with a count of one, and like before, look for patterns of 64 bytes, and cut off the spaces, the colon and focus on the fourth group of characters.</text:span></text:span></text:p>
      <text:p text:style-name="P38"><text:span text:style-name="Source_20_Text"><text:span text:style-name="T60">There is an ampersand at the end of the script “&amp;”. This is important because it allows us to do threading. If we didn’t have this ampersand we would need to let this process run on only one IP at a time.</text:span></text:span></text:p>
      <text:p text:style-name="P38"><text:span text:style-name="Source_20_Text"/></text:p>
      <text:p text:style-name="P38"><text:span text:style-name="Source_20_Text"><text:span text:style-name="T60">Let us now talk about this “</text:span></text:span><text:span text:style-name="Source_20_Text"><text:span text:style-name="T17">for”</text:span></text:span><text:span text:style-name="Source_20_Text"><text:span text:style-name="T60"> in the first line. With this “</text:span></text:span><text:span text:style-name="Source_20_Text"><text:span text:style-name="T17">for” </text:span></text:span><text:span text:style-name="Source_20_Text"><text:span text:style-name="T60"><text:s/>we are actually starting a loop.</text:span></text:span></text:p>
      <text:p text:style-name="P38"><text:span text:style-name="Source_20_Text"><text:span text:style-name="T60">The loop says that for every IP address between 1 and 250, we must run the code described in the second line. (ie, ping, then grep and so on)</text:span></text:span></text:p>
      <text:p text:style-name="P38"><text:span text:style-name="Source_20_Text"/></text:p>
      <text:p text:style-name="P38"><text:span text:style-name="Source_20_Text"/></text:p>
      <text:p text:style-name="P38"><text:span text:style-name="Source_20_Text"><text:span text:style-name="T60">Now this $1.$ is called user imput. We need to call out this Ip sweep and we have to give out some information its going to request information. If we don-t provide it, it will not be able to know how to ping.</text:span></text:span></text:p>
      <text:p text:style-name="P38"><text:span text:style-name="Source_20_Text"><text:span text:style-name="T60">So what we are going to provide is the first free octets of our home network.</text:span></text:span></text:p>
      <text:p text:style-name="P38"><text:span text:style-name="Source_20_Text"><text:span text:style-name="T60">So if my IP is </text:span></text:span><text:span text:style-name="Source_20_Text"><text:span text:style-name="T58">: </text:span></text:span><text:span text:style-name="Source_20_Text"><text:span text:style-name="T15">92.21.106.206</text:span></text:span><text:span text:style-name="Source_20_Text"><text:span text:style-name="T1">, </text:span></text:span><text:span text:style-name="Source_20_Text"><text:span text:style-name="T17">t</text:span></text:span><text:span text:style-name="Source_20_Text"><text:span text:style-name="T60">hen, we will just enter </text:span></text:span><text:span text:style-name="Source_20_Text"><text:span text:style-name="T15">92.21.106.206</text:span></text:span></text:p>
      <text:p text:style-name="P38"><text:span text:style-name="Source_20_Text"><text:span text:style-name="T1"/></text:span></text:p>
      <text:p text:style-name="P38"><text:soft-page-break/><text:span text:style-name="Source_20_Text"><text:span text:style-name="T1"/></text:span></text:p>
      <text:p text:style-name="P39"><text:span text:style-name="Source_20_Text"><text:span text:style-name="T61">Once we have created our script called ipsweep.sh, we will have to make it executable (as by default it isn’t).</text:span></text:span></text:p>
      <text:p text:style-name="P39"><text:span text:style-name="Source_20_Text"><text:span text:style-name="T61">To do this, we just change the permission of the file:</text:span></text:span></text:p>
      <text:p text:style-name="P39"><text:span text:style-name="Source_20_Text"/></text:p>
      <text:p text:style-name="P39"><text:span text:style-name="Source_20_Text"><text:span text:style-name="T18">chmod +x ipsweep.sh</text:span></text:span></text:p>
      <text:p text:style-name="P40"/>
      <text:p text:style-name="P60">To run a file.sh in the terminal, <text:s/>type ./file.sh to run it.</text:p>
      <text:p text:style-name="P61"/>
      <text:p text:style-name="P61">In this case for example, to run ipsweep.sh <text:s/>in the terminal we would type <text:span text:style-name="T1">./ipsweep.sh </text:span><text:s/>in the terminal to run it.</text:p>
      <text:p text:style-name="P61"/>
      <text:p text:style-name="P61">Once we do that, the result displayed in the terminal is a list of numbers it run through (the ones described by the sequence) addresses paired with the text <text:span text:style-name="T1">name or service not known.</text:span></text:p>
      <text:p text:style-name="P61"><text:span text:style-name="T1"/></text:p>
      <text:p text:style-name="P61">This happened because we did not provide an ip address.</text:p>
      <text:p text:style-name="P41"><text:span text:style-name="T63">We need to run the script with</text:span><text:span text:style-name="T68"> </text:span><text:span text:style-name="T67">just the first 7 digits o</text:span><text:span text:style-name="T64">f </text:span><text:span text:style-name="T63">our ip address </text:span><text:span text:style-name="Source_20_Text"><text:span text:style-name="T65">92.21.106.206</text:span></text:span><text:span text:style-name="Source_20_Text"><text:span text:style-name="T66">,</text:span></text:span></text:p>
      <text:p text:style-name="P61"/>
      <text:p text:style-name="P61">Thus run:</text:p>
      <text:p text:style-name="P61"/>
      <text:p text:style-name="P61">./ipsweep.sh <text:span text:style-name="T62">92.21.106</text:span></text:p>
      <text:p text:style-name="P61"/>
      <text:p text:style-name="P62">This will outpust a list of ips. We can write this list down by typing:</text:p>
      <text:p text:style-name="P67">./ipsweep.sh 92.21.106 &gt; ipsweep.txt</text:p>
      <text:p text:style-name="P67"/>
      <text:p text:style-name="P62"><text:s/>We will now focus on improving the script, <text:span text:style-name="T69">with an </text:span><text:span text:style-name="T21"><text:s/>if else statement.</text:span></text:p>
      <text:p text:style-name="P63"><text:span text:style-name="T21"/></text:p>
      <text:p text:style-name="P63"><text:span text:style-name="T21"><text:s/></text:span><text:span text:style-name="T1">If [ “ $1” == “ “]</text:span></text:p>
      <text:p text:style-name="P64"><text:span text:style-name="T1">then</text:span></text:p>
      <text:p text:style-name="P64"><text:span text:style-name="T1">echo “you forgot an IP address!”</text:span></text:p>
      <text:p text:style-name="P64"><text:span text:style-name="T1">echo “Syntax: ./ipsweep.sh &lt;ip&gt;”</text:span></text:p>
      <text:p text:style-name="P64"><text:span text:style-name="T1"/></text:p>
      <text:p text:style-name="P64"><text:span text:style-name="T1">else</text:span><text:span text:style-name="Source_20_Text"><text:span text:style-name="T16">for ip in </text:span></text:span><text:span text:style-name="Source_20_Text"><text:span text:style-name="T19">{</text:span></text:span><text:span text:style-name="Source_20_Text"><text:span text:style-name="T16">1..250</text:span></text:span><text:span text:style-name="Source_20_Text"><text:span text:style-name="T19">} ;</text:span></text:span><text:span text:style-name="Source_20_Text"><text:span text:style-name="T16"> do</text:span></text:span></text:p>
      <text:p text:style-name="P70"><text:span text:style-name="Source_20_Text"><text:span text:style-name="T16">ping -c 1 $1.$ip | grep “64 bytes” | cut -d “ “ -f 4 | tr -d “:”&amp;</text:span></text:span></text:p>
      <text:p text:style-name="P70"><text:span text:style-name="Source_20_Text"><text:span text:style-name="T16">done</text:span></text:span></text:p>
      <text:p text:style-name="P64"><text:span text:style-name="Source_20_Text">fi</text:span></text:p>
      <text:p text:style-name="P64"><text:span text:style-name="T1"/></text:p>
      <text:p text:style-name="P64"><text:span text:style-name="T1"/></text:p>
      <text:p text:style-name="P64">(for if else staments just write “fi” (if backwords) to finish the conditional statement.)</text:p>
      <text:p text:style-name="P64">If something does not exist, do something, if it does not exist do something else.</text:p>
      <text:p text:style-name="P64">With the “echo” saying that the syntax is wrong, we are saying to the user what they need to do if you wrote out a wrong ip.</text:p>
      <text:p text:style-name="P62"/>
      <text:p text:style-name="P62"/>
      <text:p text:style-name="P62"/>
      <text:p text:style-name="P66"><text:soft-page-break/>This way, if we try running just <text:span text:style-name="T1">./ipsweep.sh </text:span><text:s/>without writing out the ip, what we get is the syntax we echoed out: <text:span text:style-name="T22">you forgot an IP address!”</text:span></text:p>
      <text:p text:style-name="P65"><text:span text:style-name="T1">echo “Syntax: ./ipsweep.sh &lt;ip&gt;</text:span></text:p>
      <text:p text:style-name="P41"><text:span text:style-name="Source_20_Text"><text:span text:style-name="T66"/></text:span></text:p>
      <text:p text:style-name="P39"><text:span text:style-name="Source_20_Text"><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5:37:54.204310872</meta:creation-date>
    <dc:date>2021-02-20T01:16:26.468563786</dc:date>
    <meta:editing-duration>PT11H13M25S</meta:editing-duration>
    <meta:editing-cycles>15</meta:editing-cycles>
    <meta:generator>LibreOffice/6.4.6.2$Linux_X86_64 LibreOffice_project/40$Build-2</meta:generator>
    <meta:document-statistic meta:table-count="0" meta:image-count="0" meta:object-count="0" meta:page-count="12" meta:paragraph-count="242" meta:word-count="3588" meta:character-count="19380" meta:non-whitespace-character-count="15900"/>
  </office:meta>
</office:document-meta>
</file>